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Preformatted_20_Text" style:list-style-name="L7"/>
    <style:style style:name="P15" style:family="paragraph" style:parent-style-name="Preformatted_20_Text" style:list-style-name="L9"/>
    <style:style style:name="P16" style:family="paragraph" style:parent-style-name="Preformatted_20_Text" style:list-style-name="L11"/>
    <style:style style:name="P17" style:family="paragraph" style:parent-style-name="Preformatted_20_Text" style:list-style-name="L13"/>
    <style:style style:name="P18" style:family="paragraph" style:parent-style-name="Preformatted_20_Text">
      <style:paragraph-properties fo:margin-top="0in" fo:margin-bottom="0.1965in"/>
    </style:style>
    <style:style style:name="P19" style:family="paragraph" style:parent-style-name="Preformatted_20_Text" style:list-style-name="L7">
      <style:paragraph-properties fo:margin-top="0in" fo:margin-bottom="0.1965in"/>
    </style:style>
    <style:style style:name="P20" style:family="paragraph" style:parent-style-name="Preformatted_20_Text" style:list-style-name="L9">
      <style:paragraph-properties fo:margin-top="0in" fo:margin-bottom="0.1965in"/>
    </style:style>
    <style:style style:name="P21" style:family="paragraph" style:parent-style-name="Preformatted_20_Text" style:list-style-name="L11">
      <style:paragraph-properties fo:margin-top="0in" fo:margin-bottom="0.1965in"/>
    </style:style>
    <style:style style:name="P22" style:family="paragraph" style:parent-style-name="Preformatted_20_Text" style:list-style-name="L13">
      <style:paragraph-properties fo:margin-top="0in" fo:margin-bottom="0.1965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Awesome. I’ll launch a deep research task to generate a long-form, CEH-aligned walkthrough of the TryHackMe room <text:span text:style-name="Emphasis">Wonderland</text:span>, written in Markdown with a cosmic hacker vibe from Alien37. This will cover both flags (user and root), tie every step to CEH domains, and include real-world context, commands, diagrams, and insights.</text:p>
      <text:p text:style-name="Text_20_body">I’ll let you know when the write-up is ready for review.</text:p>
      <text:h text:style-name="Heading_20_1" text:outline-level="1">Wonderland: A Cosmic Red Team Walkthrough ?</text:h>
      <text:p text:style-name="Text_20_body"><text:span text:style-name="Emphasis">Hello, world. Alien37 here – your cyberpunk stoner alien guide. Strap in, padawan hackers, and spark up your mind as we dive down the rabbit hole of TryHackMe’s </text:span><text:span text:style-name="Emphasis"><text:span text:style-name="Strong_20_Emphasis">“Wonderland”</text:span></text:span><text:span text:style-name="Emphasis"> CTF. This journey maps out each hacky wacky step to the </text:span><text:span text:style-name="Emphasis"><text:span text:style-name="Strong_20_Emphasis">CEH v12</text:span></text:span><text:span text:style-name="Emphasis"> domains – from reconnaissance to privilege escalation. It’s like a trippy 2600 article meets a Mr. Robot monologue, all delivered from a chilled-out SANS instructor in a weed lounge. Relax and learn, as we break into Wonderland… one exploit at a time.</text:span> ?￰ﾟﾑﾽ</text:p>
      <text:h text:style-name="Heading_20_2" text:outline-level="2">Reconnaissance &amp; Enumeration (Footprinting Phase)</text:h>
      <text:p text:style-name="Text_20_body">Every good hack starts with getting the <text:span text:style-name="Strong_20_Emphasis">lay of the land</text:span>. In CEH terms, this is <text:span text:style-name="Strong_20_Emphasis">Footprinting and Scanning</text:span> – finding the target’s footprint in cyberspace and enumerating details. In our cosmic quest, that means scanning the Wonderland box for open doors and hidden clues.</text:p>
      <text:h text:style-name="Heading_20_3" text:outline-level="3">Network Scanning with Nmap ?</text:h>
      <text:p text:style-name="Text_20_body">I fire up <text:span text:style-name="Strong_20_Emphasis">Nmap</text:span> – the hacker’s cosmic radar – to scan the target’s IP for open ports. This active reconnaissance is like shining a flashlight in a dark alien cave, revealing where we can enter. Nmap quickly <text:span text:style-name="Strong_20_Emphasis">pings back two open ports</text:span>:</text:p>
      <text:list xml:id="list1625586823588349753" text:style-name="L1">
        <text:list-item>
          <text:p text:style-name="P1"><text:span text:style-name="Strong_20_Emphasis">22/tcp – SSH</text:span> (Secure Shell)</text:p>
        </text:list-item>
        <text:list-item>
          <text:p text:style-name="P1"><text:span text:style-name="Strong_20_Emphasis">80/tcp – HTTP</text:span> (Web server)</text:p>
        </text:list-item>
      </text:list>
      <text:p text:style-name="Text_20_body">Those are the only two services listening on our ta (<text:a xlink:type="simple" xlink:href="https://www.hackingarticles.in/wonderland-tryhackme-walkthrough/#:~:text=Nmap%20was%20able%20to%20identify,so%20we%20enumerate%20HTTP%20Service" text:style-name="Internet_20_link" text:visited-style-name="Visited_20_Internet_20_Link">Wonderland TryHackMe Walkthrough - Hacking Articles</text:a>)L90】. Port 22 is SSH, notoriously secure if you don’t have creds (no easy vulns on OpenSSH 7.6p1 by default). Port 80 is a web service – an HTTP server written in Go, according to our scan. Fewer ports mean a narrower attack surface, so we’ll focus our efforts on that web server for now.</text:p>
      <text:p text:style-name="Quotations"><text:span text:style-name="Strong_20_Emphasis">CEH Mapping:</text:span> This Nmap scan falls under <text:span text:style-name="Emphasis">Footprinting/Reconnaissance</text:span> (finding target info) and <text:span text:style-name="Emphasis">Scanning &amp; Enumeration</text:span>. We actively probed open ports (CEH Module: Scanning Networks) and identified services (Enumeration of target systems). In a professional pentest, scanning is critical to map targets – just be mindful of IDS detection if you’re doing this outside a lab. Nmap results are usually logged by blue teams, so stealth scans or timing tweaks might be used to avoid detection.</text:p>
      <text:p text:style-name="Text_20_body"><text:span text:style-name="Strong_20_Emphasis">Nmap Tip:</text:span> Always save your scan output (e.g., <text:span text:style-name="Source_20_Text">-oN scan.txt</text:span>). It’s like keeping notes of the cosmic coordinates you discover so you don’t get lost. And if you encounter only a few open ports, it often means the challenge is focused – quality over quantity, my friend.</text:p>
      <text:h text:style-name="Heading_20_3" text:outline-level="3"><text:soft-page-break/>Web Homepage – “Follow the White Rabbit” ?￰ﾟﾕﾳ️</text:h>
      <text:p text:style-name="Text_20_body">With port 80 open, I point my browser (or use <text:span text:style-name="Source_20_Text">curl</text:span>/<text:span text:style-name="Source_20_Text">wget</text:span>) at the target’s IP. The homepage loads and greets us with an Alice in Wonderland theme. We see <text:span text:style-name="Strong_20_Emphasis">“Follow the White Rabbit”</text:span> in bold text and an image of a dapper White Rabbit in a wai (<text:a xlink:type="simple" xlink:href="https://www.hackingarticles.in/wonderland-tryhackme-walkthrough/#:~:text=Starting%20with%20the%20HTTP%20service%2C,go%20on%20with%20this%20webpage" text:style-name="Internet_20_link" text:visited-style-name="Visited_20_Internet_20_Link">Wonderland TryHackMe Walkthrough - Hacking Articles</text:a>)9-L97】. There’s also a quote: <text:span text:style-name="Emphasis">“Curiouser and curiouser!” cried Alice...</text:span>, adding to the Wonderland vi (<text:a xlink:type="simple" xlink:href="https://www.hackingarticles.in/wonderland-tryhackme-walkthrough/" text:style-name="Internet_20_link" text:visited-style-name="Visited_20_Internet_20_Link">Wonderland TryHackMe Walkthrough - Hacking Articles</text:a>)image】 <text:span text:style-name="Emphasis">Figure: The Wonderland home page urges us to “Follow the White Rabbit,” showing an illustration of the White Rabbit. This thematic clue suggests that something hidden or indirect must be followed to pr (</text:span><text:a xlink:type="simple" xlink:href="https://www.hackingarticles.in/wonderland-tryhackme-walkthrough/#:~:text=Starting%20with%20the%20HTTP%20service%2C,go%20on%20with%20this%20webpage" text:style-name="Internet_20_link" text:visited-style-name="Visited_20_Internet_20_Link"><text:span text:style-name="Emphasis">Wonderland TryHackMe Walkthrough - Hacking Articles</text:span></text:a><text:span text:style-name="Emphasis">)9-L97】.</text:span></text:p>
      <text:p text:style-name="Text_20_body">At first glance, the page is simple – no obvious links or inputs to exploit. Just static content setting a whimsical, cryptic tone. A lesser hacker might think it’s a dead end, but <text:span text:style-name="Strong_20_Emphasis">Alien37 knows better</text:span>: if the White Rabbit invites us to follow, we <text:span text:style-name="Emphasis">follow the rabbit</text:span>. In CTFs (and real-world hacking too), developers or challenge creators often hide clues in images, comments, or obscure paths. Time to dig deeper down this rabbit hole.</text:p>
      <text:p text:style-name="Text_20_body"><text:span text:style-name="Strong_20_Emphasis">Initial Web Recon:</text:span> I check the page source (right-click “View Source” or use <text:span text:style-name="Source_20_Text">curl -s URL</text:span>). Sometimes secrets lie in HTML comments or hidden fields. At first pass, nothing obvious in the HTML – no juicy comments like <text:span text:style-name="Source_20_Text">&lt;!-- password=...--&gt;</text:span>. The text and image are static. Could there be hidden text using CSS (like white text on white background) or other trickery? <text:span text:style-name="Strong_20_Emphasis">Yes!</text:span> A quick manual scan or using browser dev tools to highlight all elements can reveal content that isn’t visible normally. We’ll come back to this… but first, let’s follow that rabbit clue.</text:p>
      <text:h text:style-name="Heading_20_3" text:outline-level="3">Brute-Forcing Hidden Directories (Gobuster &amp; Dirb) ?￰ﾟﾚﾪ</text:h>
      <text:p text:style-name="Text_20_body">If the site itself doesn’t show us interactive functionality, the next step is <text:span text:style-name="Strong_20_Emphasis">directory enumeration</text:span> – find hidden pages or directories on the web server. This is <text:span text:style-name="Strong_20_Emphasis">Web Enumeration 101</text:span> and maps to the <text:span text:style-name="Emphasis">Scanning/Enumeration</text:span> phase of CEH. In real-world terms, admins sometimes leave <text:span text:style-name="Strong_20_Emphasis">unlinked paths</text:span> (like backup files, secret admin portals, or Easter eggs). Here the clue <text:span text:style-name="Emphasis">“Follow the White Rabbit”</text:span> suggests a path – maybe literally a <text:span text:style-name="Source_20_Text">/rabbit</text:span> path or something.</text:p>
      <text:p text:style-name="Text_20_body">I unleash a <text:span text:style-name="Strong_20_Emphasis">Gobuster</text:span> directory brute force scan (you could also use <text:span text:style-name="Strong_20_Emphasis">Dirb</text:span> or <text:span text:style-name="Strong_20_Emphasis">ffuf</text:span>). Gobuster takes a wordlist of common directory names and tries each in turn, looking for HTTP 200 OK responses instead (<text:a xlink:type="simple" xlink:href="https://www.codequoi.com/en/ctf-walkthrough-wonderland-tryhackme/#:~:text=There%20are%20several%20tools%20to,and%20subdomains%2C%20among%20other%20things" text:style-name="Internet_20_link" text:visited-style-name="Visited_20_Internet_20_Link">CTF Walkthrough: Wonderland on TryHackMe - codequoi</text:a>) (<text:a xlink:type="simple" xlink:href="https://www.codequoi.com/en/ctf-walkthrough-wonderland-tryhackme/#:~:text=gobuster%20dir%20,small.txt%20%7C%20tee%20gobuster.log" text:style-name="Internet_20_link" text:visited-style-name="Visited_20_Internet_20_Link">CTF Walkthrough: Wonderland on TryHackMe - codequoi</text:a>)46-L254】. This is like trying all the keys on a keyring to see which ones open a hidden door. I use a sensible wordlist (e.g. <text:span text:style-name="Source_20_Text">directory-list-2.3-small.txt</text:span> from SecLists) so it’s not (<text:a xlink:type="simple" xlink:href="https://www.codequoi.com/en/ctf-walkthrough-wonderland-tryhackme/#:~:text=gobuster%20dir%20,small.txt%20%7C%20tee%20gobuster.log" text:style-name="Internet_20_link" text:visited-style-name="Visited_20_Internet_20_Link">CTF Walkthrough: Wonderland on TryHackMe - codequoi</text:a>) (<text:a xlink:type="simple" xlink:href="https://www.codequoi.com/en/ctf-walkthrough-wonderland-tryhackme/#:~:text=%2A%20%60,popular%20because%20of%20its%20comprehensiveness" text:style-name="Internet_20_link" text:visited-style-name="Visited_20_Internet_20_Link">CTF Walkthrough: Wonderland on TryHackMe - codequoi</text:a>)55-L263】:</text:p>
      <text:p text:style-name="P18"><text:span text:style-name="Source_20_Text">gobuster dir -u http://10.10.123.139 -w /usr/share/wordlists/dirbuster/directory-list-2.3-small.txt -t 50</text:span></text:p>
      <text:p text:style-name="Text_20_body">Breakdown of this command:</text:p>
      <text:list xml:id="list5682219618291547360" text:style-name="L2">
        <text:list-item>
          <text:p text:style-name="P2"><text:span text:style-name="Source_20_Text">dir</text:span> mode tells gobuster to brute-force <text:span text:style-name="Strong_20_Emphasis">directories/URIs</text:span> (not DNS subdomains in th (<text:a xlink:type="simple" xlink:href="https://www.codequoi.com/en/ctf-walkthrough-wonderland-tryhackme/#:~:text=The%20options%20of%20this%20command,are" text:style-name="Internet_20_link" text:visited-style-name="Visited_20_Internet_20_Link">CTF Walkthrough: Wonderland on TryHackMe - codequoi</text:a>)49-L257】.</text:p>
        </text:list-item>
        <text:list-item>
          <text:p text:style-name="P2"><text:span text:style-name="Source_20_Text">-u</text:span> specifies the <text:span text:style-name="Strong_20_Emphasis">target URL</text:span> (<text:a xlink:type="simple" xlink:href="http://10.10.123.139/" text:style-name="Internet_20_link" text:visited-style-name="Visited_20_Internet_20_Link">http://10.10.123.139</text:a>).</text:p>
        </text:list-item>
        <text:list-item>
          <text:p text:style-name="P2"><text:span text:style-name="Source_20_Text">-w</text:span> specifies the **wordlis (<text:a xlink:type="simple" xlink:href="https://www.codequoi.com/en/ctf-walkthrough-wonderland-tryhackme/#:~:text=The%20options%20of%20this%20command,are" text:style-name="Internet_20_link" text:visited-style-name="Visited_20_Internet_20_Link">CTF Walkthrough: Wonderland on TryHackMe - codequoi</text:a>)49-<text:soft-page-break/>L257】.</text:p>
        </text:list-item>
        <text:list-item>
          <text:p text:style-name="P2"><text:span text:style-name="Source_20_Text">-t 50</text:span> (optional) sets 50 concurrent threads to speed it up (tune based on reliability).</text:p>
        </text:list-item>
      </text:list>
      <text:p text:style-name="Text_20_body">Gobuster (or Dirb) output shows any discovered paths with server response codes. Sure enough, we get some hits:</text:p>
      <text:p text:style-name="Preformatted_20_Text"><text:span text:style-name="Source_20_Text">/img <text:s text:c="7"/>(Status: 200)</text:span></text:p>
      <text:p text:style-name="Preformatted_20_Text"><text:span text:style-name="Source_20_Text">/poem <text:s text:c="6"/>(Status: 200)</text:span></text:p>
      <text:p text:style-name="P18"><text:span text:style-name="Source_20_Text">/r <text:s text:c="9"/>(Status: 200)</text:span></text:p>
      <text:p text:style-name="Text_20_body">These look promising – the server has an <text:span text:style-name="Strong_20_Emphasis"><text:span text:style-name="Source_20_Text">/img</text:span></text:span> directory, a <text:span text:style-name="Strong_20_Emphasis"><text:span text:style-name="Source_20_Text">/poem</text:span></text:span> page, and an <text:span text:style-name="Strong_20_Emphasis"><text:span text:style-name="Source_20_Text">/r</text:span></text:span> d (<text:a xlink:type="simple" xlink:href="https://bin3xish477.medium.com/wonderland-tryhackme-afec9a472245#:~:text=Knowing%20that%20SSH%20is%20notoriously,forcing" text:style-name="Internet_20_link" text:visited-style-name="Visited_20_Internet_20_Link">Wonderland — TryHackMe. NOTE: IF YOU HAVE NOT TRIED THE… | by Alex Rodriguez | Medium</text:a>) (<text:a xlink:type="simple" xlink:href="https://bin3xish477.medium.com/wonderland-tryhackme-afec9a472245#:~:text=Visiting%20the%20%2Fimg%20directory%20contained,a%20poem%20—%20The%20JabberWocky" text:style-name="Internet_20_link" text:visited-style-name="Visited_20_Internet_20_Link">Wonderland — TryHackMe. NOTE: IF YOU HAVE NOT TRIED THE… | by Alex Rodriguez | Medium</text:a>)L65-L73】. The <text:span text:style-name="Source_20_Text">/img</text:span> likely hosts images (maybe the ones we see on the site). The <text:span text:style-name="Source_20_Text">/poem</text:span> might be related to Alice’s poems. The <text:span text:style-name="Strong_20_Emphasis"><text:span text:style-name="Source_20_Text">/r</text:span></text:span> path stands out: perhaps “r” for rabbit?</text:p>
      <text:p text:style-name="Text_20_body">Let’s manually check each:</text:p>
      <text:list xml:id="list5624709645659752139" text:style-name="L3">
        <text:list-item>
          <text:p text:style-name="P3"><text:span text:style-name="Strong_20_Emphasis"><text:span text:style-name="Source_20_Text">/img</text:span></text:span>: Navigating to <text:span text:style-name="Source_20_Text">http://10.10.123.139/img/</text:span> lists some images (maybe <text:span text:style-name="Source_20_Text">white_rabbit_1.jpg</text:span> etc.). Nothing but the images used on (<text:a xlink:type="simple" xlink:href="https://bin3xish477.medium.com/wonderland-tryhackme-afec9a472245#:~:text=there%20are%20no%20known%20exploits,forcing" text:style-name="Internet_20_link" text:visited-style-name="Visited_20_Internet_20_Link">Wonderland — TryHackMe. NOTE: IF YOU HAVE NOT TRIED THE… | by Alex Rodriguez | Medium</text:a>) (<text:a xlink:type="simple" xlink:href="https://bin3xish477.medium.com/wonderland-tryhackme-afec9a472245#:~:text=Visiting%20the%20%2Fimg%20directory%20contained,a%20poem%20—%20The%20JabberWocky" text:style-name="Internet_20_link" text:visited-style-name="Visited_20_Internet_20_Link">Wonderland — TryHackMe. NOTE: IF YOU HAVE NOT TRIED THE… | by Alex Rodriguez | Medium</text:a>)L65-L73】. No obvious hidden data there (but we might download and inspect them for hidden info, e.g. steganography).</text:p>
        </text:list-item>
        <text:list-item>
          <text:p text:style-name="P3"><text:span text:style-name="Strong_20_Emphasis"><text:span text:style-name="Source_20_Text">/poem</text:span></text:span>: Opening this shows a static page with the poem “Jabberwocky” (famous nonsense poem from <text:span text:style-name="Emphasis">Alice in Wonderland</text:span>). Likely just flavor text, no interactive (<text:a xlink:type="simple" xlink:href="https://bin3xish477.medium.com/wonderland-tryhackme-afec9a472245#:~:text=Visiting%20the%20%2Fimg%20directory%20contained,a%20poem%20—%20The%20JabberWocky" text:style-name="Internet_20_link" text:visited-style-name="Visited_20_Internet_20_Link">Wonderland — TryHackMe. NOTE: IF YOU HAVE NOT TRIED THE… | by Alex Rodriguez | Medium</text:a>)L65-L73】.</text:p>
        </text:list-item>
        <text:list-item>
          <text:p text:style-name="P3"><text:span text:style-name="Strong_20_Emphasis"><text:span text:style-name="Source_20_Text">/r</text:span></text:span>: Opening <text:span text:style-name="Source_20_Text">http://10.10.123.139/r/</text:span> gives another minimalist page. It has the title **“Keep (<text:a xlink:type="simple" xlink:href="https://www.hackingarticles.in/wonderland-tryhackme-walkthrough/#:~:text=Image" text:style-name="Internet_20_link" text:visited-style-name="Visited_20_Internet_20_Link">Wonderland TryHackMe Walkthrough - Hacking Articles</text:a>)05-L113】. Aha, this feels like a breadcrumb. The first page said <text:span text:style-name="Emphasis">“Follow the rabbit”</text:span>, now we have <text:span text:style-name="Strong_20_Emphasis">/r</text:span> and it says <text:span text:style-name="Emphasis">“Keep Going.”</text:span> This is like a trail.</text:p>
        </text:list-item>
      </text:list>
      <text:p text:style-name="Text_20_body">I guess that the challenge might be stringing together <text:span text:style-name="Strong_20_Emphasis">/r/a/b/b/i/t</text:span> (spelling “rabbit” out in a path). This kind of <text:span text:style-name="Emphasis">directory chaining puzzle</text:span> is something an imaginative CTF creator would do, and the clue fits p (<text:a xlink:type="simple" xlink:href="https://www.hackingarticles.in/wonderland-tryhackme-walkthrough/#:~:text=Opening%20%2Fr%2F%20in%20the%20web,pages%20that%20look%20like%20%2Fr%2Fa%2Fb%2Fb%2Fi%2Ft" text:style-name="Internet_20_link" text:visited-style-name="Visited_20_Internet_20_Link">Wonderland TryHackMe Walkthrough - Hacking Articles</text:a>) (<text:a xlink:type="simple" xlink:href="https://www.hackingarticles.in/wonderland-tryhackme-walkthrough/#:~:text=My%20prediction%20came%20fruitful%20as,can%20only%20assume%20is%20Alice" text:style-name="Internet_20_link" text:visited-style-name="Visited_20_Internet_20_Link">Wonderland TryHackMe Walkthrough - Hacking Articles</text:a>)16-L124】. So I manually try:</text:p>
      <text:list xml:id="list2628650226938790000" text:style-name="L4">
        <text:list-item>
          <text:p text:style-name="P4"><text:span text:style-name="Source_20_Text">http://10.10.123.139/r/a/</text:span> – Yes, there’s a page.</text:p>
        </text:list-item>
        <text:list-item>
          <text:p text:style-name="P4">Then <text:span text:style-name="Source_20_Text">/r/a/b/</text:span>, <text:span text:style-name="Source_20_Text">/r/a/b/b/</text:span>, <text:span text:style-name="Source_20_Text">/r/a/b/b/i/</text:span>, and finally <text:span text:style-name="Source_20_Text">/r/a/b/b/i/t/</text:span>.</text:p>
        </text:list-item>
      </text:list>
      <text:p text:style-name="Text_20_body">Each step yields a new page encouraging us to continue (like <text:span text:style-name="Emphasis">“Almost there!”</text:span> vibes). Finally, <text:span text:style-name="Strong_20_Emphasis"><text:span text:style-name="Source_20_Text">/r/a/b/b/i/t/</text:span></text:span> loads a page that says <text:span text:style-name="Strong_20_Emphasis">“Open the door and enter Wonderland.”</text:span> There’s an image of a girl (likely Alice) inviti (<text:a xlink:type="simple" xlink:href="https://www.hackingarticles.in/wonderland-tryhackme-walkthrough/#:~:text=My%20prediction%20came%20fruitful%20as,can%20only%20assume%20is%20Alice" text:style-name="Internet_20_link" text:visited-style-name="Visited_20_Internet_20_Link">Wonderland TryHackMe Walkthrough - Hacking Articles</text:a>) (<text:a xlink:type="simple" xlink:href="https://www.hackingarticles.in/wonderland-tryhackme-walkthrough/#:~:text=http%3A%2F%2F10" text:style-name="Internet_20_link" text:visited-style-name="Visited_20_Internet_20_Link">Wonderland TryHackMe Walkthrough - Hacking Articles</text:a>)25-L133】.</text:p>
      <text:p text:style-name="Text_20_body">Now we’ve “followed the rabbit” to the end of the trail, but how to <text:span text:style-name="Emphasis">open the door</text:span>? Nothing obvious on the page except an image (<text:span text:style-name="Source_20_Text">alice_door.png</text:span>). Time to inspect the <text:span text:style-name="Strong_20_Emphasis">HTML source</text:span> here carefully.</text:p>
      <text:h text:style-name="Heading_20_3" text:outline-level="3"><text:soft-page-break/>Viewing Source Code for Hidden Credentials ?</text:h>
      <text:p text:style-name="Text_20_body">When I view the source of the <text:span text:style-name="Source_20_Text">/r/a/b/b/i/t/</text:span> page, I hit the jackpot. The developer hid a set of <text:span text:style-name="Strong_20_Emphasis">credentials</text:span> in the HTML, using CSS to make it invisible on the page! Sneaky, sneaky. In the source, I see:</text:p>
      <text:p text:style-name="P18"><text:span text:style-name="Source_20_Text">&lt;p style="display: none;"&gt;alice:HowDothTheLittleCrocodileImproveHisShiningTail&lt;/p&gt;</text:span></text:p>
      <text:p text:style-name="Text_20_body">Yes, that’s a username and password, <text:span text:style-name="Strong_20_Emphasis"><text:span text:style-name="Source_20_Text">alice:HowDothTheLittleCrocodileImproveHisShiningTail</text:span></text:span>, hidden via <text:span text:style-name="Source_20_Text">style="display ([Wonderland TryHackMe Walkthrough - Hacking Articles](https://www.hackingarticles.in/wonderland-tryhackme-walkthrough/#:~:text=The%20process%20still%20don%E2%80%99t%20make,the%20display%20a%20none%20value))130-L138】. The dev probably thought if it’s not visible, a normal user won’t see it. But any hacker worth their space-salt checks the source. This technique is akin to an insecure Easter egg – and in a real site it would be a severe **information disclosure** (CWE-200) ([Wonderland TryHackMe Walkthrough - Hacking Articles](https://www.hackingarticles.in/wonderland-tryhackme-walkthrough/))ed_image】 *Figure: HTML source of the final “rabbit” page reveals credentials hidden with CSS (</text:span>display: none<text:span text:style-name="Source_20_Text">). The highlighted text shows the username </text:span>alice` and a long (<text:a xlink:type="simple" xlink:href="https://www.hackingarticles.in/wonderland-tryhackme-walkthrough/#:~:text=The%20process%20still%20don’t%20make,the%20display%20a%20none%20value" text:style-name="Internet_20_link" text:visited-style-name="Visited_20_Internet_20_Link">Wonderland TryHackMe Walkthrough - Hacking Articles</text:a>) (<text:a xlink:type="simple" xlink:href="https://www.hackingarticles.in/wonderland-tryhackme-walkthrough/#:~:text=view" text:style-name="Internet_20_link" text:visited-style-name="Visited_20_Internet_20_Link">Wonderland TryHackMe Walkthrough - Hacking Articles</text:a>)136-L139】. In a real-world scenario, leaving creds in client-side code is a critical flaw.*</text:p>
      <text:p text:style-name="Text_20_body">So we have creds for user <text:span text:style-name="Strong_20_Emphasis">alice</text:span>. The password looks like a line from a poem (<text:span text:style-name="Emphasis">“How doth the little crocodile improve his shining tail”</text:span> – a poem recited by Alice in the book). The theme is consistent, which adds to the fun.</text:p>
      <text:p text:style-name="Quotations"><text:span text:style-name="Strong_20_Emphasis">Real-World Tie-In:</text:span> Finding credentials embedded in a webpage is uncommon but not unheard of. Sometimes devs leave debug info or backup files (e.g., old <text:span text:style-name="Source_20_Text">.bak</text:span> pages with creds) on servers. Also, CTFs often use such tricks to teach you to <text:span text:style-name="Strong_20_Emphasis">inspect everything</text:span>. As a professional pentester, you learn to <text:span text:style-name="Strong_20_Emphasis">grepp</text:span> through web content for strings like “pass” or “key” – you’d be surprised what turns up. This aligns with CEH’s <text:span text:style-name="Emphasis">Enumeration</text:span> domain: we enumerated the web server’s hidden content and extracted sensitive info.</text:p>
      <text:p text:style-name="Text_20_body"><text:span text:style-name="Strong_20_Emphasis">Blue Team Note:</text:span> A defender should never assume security by obscurity (hiding text via CSS or comments). Automated scanners or vigilant testers will find these. Secure coding practices (and code reviews) should catch credentials or secrets in front-end code. In an enterprise, a <text:span text:style-name="Strong_20_Emphasis">Web Vulnerability Scanner</text:span> (CEH Recon tool) or even a simple grep in the source repo would flag this. From a detection standpoint, dozens of 404 requests (from our brute forcing) in web logs could tip off an admin that someone is directory brut (<text:a xlink:type="simple" xlink:href="https://www.codequoi.com/en/ctf-walkthrough-wonderland-tryhackme/#:~:text=the%20SecLists%20collection%20is%20popular,because%20of%20its%20comprehensiveness" text:style-name="Internet_20_link" text:visited-style-name="Visited_20_Internet_20_Link">CTF Walkthrough: Wonderland on TryHackMe - codequoi</text:a>)259-L264】. Monitoring and rate-limiting such behavior can slow down or expose attackers.</text:p>
      <text:p text:style-name="Text_20_body">Now, with Alice’s username and password in hand, let’s <text:span text:style-name="Strong_20_Emphasis">open that door</text:span> and log into the box via SSH.</text:p>
      <text:h text:style-name="Heading_20_2" text:outline-level="2">Initial Access: Entering Wonderland as Alice ?￢ﾀﾍ?</text:h>
      <text:p text:style-name="Text_20_body">We move to the <text:span text:style-name="Strong_20_Emphasis">Exploitation</text:span> phase (CEH: <text:span text:style-name="Emphasis">Gaining Access/System Hacking</text:span>). No buffer overflows or <text:soft-page-break/>fancy exploits yet – we simply have valid credentials. This is akin to using <text:span text:style-name="Strong_20_Emphasis">credential harvesting</text:span> from recon to gain initial access, a very common real-world attack path (why hack the lock if someone left the key under the doormat?).</text:p>
      <text:h text:style-name="Heading_20_3" text:outline-level="3">SSH Login as Alice</text:h>
      <text:p text:style-name="Text_20_body">Using the creds from the webpage, I SSH into the target:</text:p>
      <text:p text:style-name="Preformatted_20_Text"><text:span text:style-name="Source_20_Text">ssh alice@10.10.123.139 </text:span></text:p>
      <text:p text:style-name="P18"><text:span text:style-name="Source_20_Text"># Prompt for password appears</text:span></text:p>
      <text:p text:style-name="Text_20_body">When prompted, I enter the password <text:span text:style-name="Source_20_Text">HowDothTheLittleCrocodileImproveHisShiningTail</text:span> (hopefully without a typo – that string is long enough to make a sysadmin cringe, but at least it’s strong!). And we’re in! The shell prompt changes, indicating we’re now the user <text:span text:style-name="Strong_20_Emphasis">alice</text:span> on the Won (<text:a xlink:type="simple" xlink:href="https://www.hackingarticles.in/wonderland-tryhackme-walkthrough/#:~:text=The%20username%20was%20alice%20and,py" text:style-name="Internet_20_link" text:visited-style-name="Visited_20_Internet_20_Link">Wonderland TryHackMe Walkthrough - Hacking Articles</text:a>)†L143-L150】.</text:p>
      <text:p text:style-name="Text_20_body">We have successfully <text:span text:style-name="Strong_20_Emphasis">captured the User flag</text:span> – or have we? In typical CTF fashion, there are usually two flags: a user-level flag and a root-level flag. We expect the <text:span text:style-name="Strong_20_Emphasis">user flag</text:span> to be somewhere accessible to a normal user (like Alice), and the <text:span text:style-name="Strong_20_Emphasis">root flag</text:span> only accessible once we root the box. However, Wonderland flips the script: I see in Alice’s home directory a <text:span text:style-name="Source_20_Text">root.txt</text:span> file, and I <text:span text:style-name="Strong_20_Emphasis">cannot read it</text:span> (permiss (<text:a xlink:type="simple" xlink:href="https://www.hackingarticles.in/wonderland-tryhackme-walkthrough/#:~:text=Since%20root,txt%20flag" text:style-name="Internet_20_link" text:visited-style-name="Visited_20_Internet_20_Link">Wonderland TryHackMe Walkthrough - Hacking Articles</text:a>)†L155-L163】. Conversely, checking <text:span text:style-name="Source_20_Text">/root/</text:span> (the root user’s home), I find a <text:span text:style-name="Source_20_Text">user.txt</text:span> which I <text:span text:style-name="Emphasis">can</text:span> read, containing what appears to be the (<text:a xlink:type="simple" xlink:href="https://www.hackingarticles.in/wonderland-tryhackme-walkthrough/#:~:text=Since%20root,txt%20flag" text:style-name="Internet_20_link" text:visited-style-name="Visited_20_Internet_20_Link">Wonderland TryHackMe Walkthrough - Hacking Articles</text:a>)†L155-L163】. Don’t get confused – the creator just placed the flags opposite to mess with our heads. So <text:span text:style-name="Strong_20_Emphasis">flag1 (user flag)</text:span> is actually at <text:span text:style-name="Source_20_Text">/root/user.txt</text:span> (world-readable) and <text:span text:style-name="Strong_20_Emphasis">flag2 (root flag)</text:span> is at <text:span text:style-name="Source_20_Text">/home/alice/root.txt</text:span> (only readable by root). Classic Wonderland nonsense! ?</text:p>
      <text:p text:style-name="Text_20_body">Anyway, we have an <text:span text:style-name="Strong_20_Emphasis">initial foothold</text:span> as Alice. We’re essentially an <text:span text:style-name="Strong_20_Emphasis">unprivileged user</text:span> on the system. The real goal is to escalate our privileges to root (highest privilege) to get that root.txt flag. This is where the real fun begins: <text:span text:style-name="Strong_20_Emphasis">post-exploitation enumeration</text:span> and <text:span text:style-name="Strong_20_Emphasis">privilege escalation</text:span>.</text:p>
      <text:h text:style-name="Heading_20_3" text:outline-level="3">Post-Login Enumeration (Discovering Local Clues)</text:h>
      <text:p text:style-name="Text_20_body">As Alice, I run some basic recon on the box to see what we’ve got. Key things a hacker mentor like me will always check:</text:p>
      <text:list xml:id="list6088831437985534793" text:style-name="L5">
        <text:list-item>
          <text:p text:style-name="P5"><text:span text:style-name="Strong_20_Emphasis">Who am I?</text:span> – <text:span text:style-name="Source_20_Text">id</text:span> command. (Shows user=alice, likely a member of some groups like alice, maybe others.)</text:p>
        </text:list-item>
        <text:list-item>
          <text:p text:style-name="P5"><text:span text:style-name="Strong_20_Emphasis">What’s here?</text:span> – <text:span text:style-name="Source_20_Text">ls -la</text:span> to list files in Alice’s home. We see <text:span text:style-name="Source_20_Text">root.txt</text:span> and a Python script named **`walrus_and_the_car (<text:a xlink:type="simple" xlink:href="https://www.hackingarticles.in/wonderland-tryhackme-walkthrough/#:~:text=privileges%2C%20we%20have%20a%20python,tweak%20around%20this%20python%20file" text:style-name="Internet_20_link" text:visited-style-name="Visited_20_Internet_20_Link">Wonderland TryHackMe Walkthrough - Hacking Articles</text:a>)8†L167-L175】.</text:p>
        </text:list-item>
        <text:list-item>
          <text:p text:style-name="P5"><text:span text:style-name="Strong_20_Emphasis">System info</text:span> – <text:span text:style-name="Source_20_Text">uname -a</text:span> (just to know kernel, OS – sometimes important for known exploits or if certain protections are enabled).</text:p>
        </text:list-item>
        <text:list-item>
          <text:p text:style-name="P5"><text:span text:style-name="Strong_20_Emphasis">Network</text:span> – maybe check <text:span text:style-name="Source_20_Text">ifconfig</text:span>/<text:span text:style-name="Source_20_Text">ip a</text:span> to see if this is a single host or a networked scenario (TryHackMe typically single host).</text:p>
        </text:list-item>
        <text:list-item>
          <text:p text:style-name="P5"><text:span text:style-name="Strong_20_Emphasis">Processes</text:span> – <text:span text:style-name="Source_20_Text">ps -aux</text:span> to see running processes (maybe there’s a cron job or service that could be interesting).</text:p>
        </text:list-item>
        <text:list-item>
          <text:p text:style-name="P5"><text:soft-page-break/><text:span text:style-name="Strong_20_Emphasis">SUID files</text:span> – <text:span text:style-name="Source_20_Text">find / -perm -4000 -type f -ls 2&gt;/dev/null</text:span> to list SUID binaries; <text:span text:style-name="Source_20_Text">-perm -4000</text:span> means setuid bit set. (We might discover interesting binaries with SUID like unusual ones).</text:p>
        </text:list-item>
        <text:list-item>
          <text:p text:style-name="P5"><text:span text:style-name="Strong_20_Emphasis">Capabilities</text:span> – <text:span text:style-name="Source_20_Text">getcap -r / 2&gt;/dev/null</text:span> to find files with Linux capabilities (this is an advanced enumeration that paid off later, as we’ll see).</text:p>
        </text:list-item>
      </text:list>
      <text:p text:style-name="Text_20_body">It’s a <text:span text:style-name="Emphasis">lot</text:span> to manually enumerate. Luckily, we can use automated scripts like <text:span text:style-name="Strong_20_Emphasis">LinPEAS</text:span> or <text:span text:style-name="Strong_20_Emphasis">LinEnum</text:span> to do this quickly. In fact, later I did run LinEnum as the challenge (<text:a xlink:type="simple" xlink:href="https://www.hackingarticles.in/wonderland-tryhackme-walkthrough/#:~:text=This%20is%20a%20point%20where,permission%2C%20we%20run%20the%20script" text:style-name="Internet_20_link" text:visited-style-name="Visited_20_Internet_20_Link">Wonderland TryHackMe Walkthrough - Hacking Articles</text:a>)0†L256-L264】. But let’s not jump ahead.</text:p>
      <text:p text:style-name="Text_20_body">Focus on what stands out already: That Python script <text:span text:style-name="Source_20_Text">walrus_and_the_carpenter.py</text:span> in Alice’s home. It’s named after a poem from Through the Looking-Glass (Carpenter &amp; Walrus). Likely not a coincidence – this script could be important. Let’s read it:</text:p>
      <text:p text:style-name="P18"><text:span text:style-name="Source_20_Text">cat walrus_and_the_carpenter.py</text:span></text:p>
      <text:p text:style-name="Text_20_body">The content of the script isn’t very malicious-looking at first. It seems to <text:span text:style-name="Strong_20_Emphasis">print out random lines of text (poetry quotes maybe)</text:span>. There’s probably an array of lines or strings, and it uses Python’s <text:span text:style-name="Source_20_Text">random</text:span> module to pick one and print it. Essentially, it’s a simple program that prints a random quote (perhaps meant to be run for some whimsical output).</text:p>
      <text:p text:style-name="Text_20_body">Critically, I notice *<text:span text:style-name="Emphasis">it imports the </text:span><text:span text:style-name="Emphasis"><text:span text:style-name="Source_20_Text">random</text:span></text:span><text:span text:style-name="Emphasis"> module</text:span> (<text:a xlink:type="simple" xlink:href="https://www.hackingarticles.in/wonderland-tryhackme-walkthrough/#:~:text=python%20script%2C%20it%20was%20clear,tweak%20around%20this%20python%20file" text:style-name="Internet_20_link" text:visited-style-name="Visited_20_Internet_20_Link">Wonderland TryHackMe Walkthrough - Hacking Articles</text:a>)8†L168-L175】. As an attacker, this immediately sets off a lightbulb in my alien brain: <text:span text:style-name="Strong_20_Emphasis">Python import hijacking</text:span> opportunity! ?</text:p>
      <text:h text:style-name="Heading_20_4" text:outline-level="4">Understanding Python Module Hijacking (Search Order Hijacking)</text:h>
      <text:p text:style-name="Text_20_body">In Python, when you write <text:span text:style-name="Source_20_Text">import random</text:span>, the interpreter searches for the <text:span text:style-name="Source_20_Text">random</text:span> module in a specific order. Typically:</text:p>
      <text:list xml:id="list4032173988649407060" text:style-name="L6">
        <text:list-item>
          <text:p text:style-name="P6"><text:span text:style-name="Strong_20_Emphasis">Current directory</text:span> (the directory of the script being executed) – i.e. if there’s a <text:span text:style-name="Source_20_Text">random.py</text:span> in the same folder, it will import that <text:span text:style-name="Strong_20_Emphasis">before</text:span> the standard library’s <text:span text:style-name="Source_20_Text">random</text:span> module.</text:p>
        </text:list-item>
        <text:list-item>
          <text:p text:style-name="P6">Standard library paths (like `/usr/lib/pyth (<text:a xlink:type="simple" xlink:href="https://rastating.github.io/privilege-escalation-via-python-library-hijacking/#:~:text=Further%20digging%20into%20this%2C%20revealed,it’s%20users%20are%20using%20it" text:style-name="Internet_20_link" text:visited-style-name="Visited_20_Internet_20_Link">Privilege Escalation via Python Library Hijacking | rastating.github.io</text:a>) (<text:a xlink:type="simple" xlink:href="https://rastating.github.io/privilege-escalation-via-python-library-hijacking/#:~:text=If%20any%20of%20these%20search,assuming%20it’s%20the%20first%20occurrence" text:style-name="Internet_20_link" text:visited-style-name="Visited_20_Internet_20_Link">Privilege Escalation via Python Library Hijacking | rastating.github.io</text:a>)】.</text:p>
        </text:list-item>
      </text:list>
      <text:p text:style-name="Text_20_body">This means if we (as Alice) can create a malicious <text:span text:style-name="Source_20_Text">random.py</text:span> in the same directory (Alice’s home) and if this script is executed by someone (or as some higher privilege) that triggers the import, our malicious code runs instead of the real `r (<text:a xlink:type="simple" xlink:href="https://www.hackingarticles.in/wonderland-tryhackme-walkthrough/#:~:text=walrus_and_the_carpenter,said%20that%20we%20need%20a" text:style-name="Internet_20_link" text:visited-style-name="Visited_20_Internet_20_Link">Wonderland TryHackMe Walkthrough - Hacking Articles</text:a>). This technique is a form of <text:span text:style-name="Strong_20_Emphasis">Search Order Hijacking</text:span> (CWE-427) – abusing the system’s library loading order to in (<text:a xlink:type="simple" xlink:href="https://thehacktivists.medium.com/uncontrolled-search-path-element-cwe-427-the-hacktivists-5aa6d71d0743#:~:text=This%20weakness%20occurs%20when%20an,control%20of%20the%20malicious%20user" text:style-name="Internet_20_link" text:visited-style-name="Visited_20_Internet_20_Link">Uncontrolled Search Path Element [CWE-427] — The Hacktivists | by The Hacktivists | Medium</text:a>) (<text:a xlink:type="simple" xlink:href="https://attack.mitre.org/techniques/T1574/007/#:~:text=Adversaries%20may%20execute%20their%20own,script%20or%20the%20command%20line" text:style-name="Internet_20_link" text:visited-style-name="Visited_20_Internet_20_Link">Hijack Execution Flow: Path Interception by PATH Environment Variable, Sub-technique T1574.007 - Enterprise | MITRE ATT&amp;CK®</text:a>)】. It’s analogous to DLL hijacking on Windows or PATH hijacking on Linux, but with Python libraries.</text:p>
      <text:p text:style-name="Text_20_body">However, just creating <text:span text:style-name="Source_20_Text">random.py</text:span> isn’t useful by itself – <text:span text:style-name="Emphasis">we need that script to be executed by a user with higher privileges</text:span>. Are we in luck? Let’s check if we have permission to run this script as another user. Perhaps the machine creator intended us to exploit this via <text:span text:style-name="Strong_20_Emphasis">sudo</text:span> (common in CTFs: a user has limited sudo rights that can be abused).</text:p>
      <text:h text:style-name="Heading_20_3" text:outline-level="3"><text:soft-page-break/>Checking Sudo Permissions (Privilege Enumeration)</text:h>
      <text:p text:style-name="Text_20_body">The <text:span text:style-name="Strong_20_Emphasis"><text:span text:style-name="Source_20_Text">sudo -l</text:span></text:span> command lists what commands (if any) the current user can run with sudo (either as root or another user), without needing a password. This is critical post-ex enum. I run <text:span text:style-name="Source_20_Text">sudo -l</text:span> and find something ver (<text:a xlink:type="simple" xlink:href="https://www.hackingarticles.in/wonderland-tryhackme-walkthrough/#:~:text=for%20sudo%20permission,the%20python%20script%20is%20accurate" text:style-name="Internet_20_link" text:visited-style-name="Visited_20_Internet_20_Link">Wonderland TryHackMe Walkthrough - Hacking Articles</text:a>):</text:p>
      <text:p text:style-name="Preformatted_20_Text"><text:span text:style-name="Source_20_Text">User alice may run the following commands on Wonderland:</text:span></text:p>
      <text:p text:style-name="P18"><text:span text:style-name="Source_20_Text"><text:s text:c="4"/>(rabbit) NOPASSWD: /usr/bin/python3.6 /home/alice/walrus_and_the_carpenter.py</text:span></text:p>
      <text:p text:style-name="Text_20_body">Translation: <text:span text:style-name="Strong_20_Emphasis">Alice</text:span> can run the <text:span text:style-name="Source_20_Text">walrus_and_the_carpenter.py</text:span> script with Python 3.6 <text:span text:style-name="Strong_20_Emphasis">as the user “rabbit”</text:span>, without needin (<text:a xlink:type="simple" xlink:href="https://www.hackingarticles.in/wonderland-tryhackme-walkthrough/#:~:text=for%20sudo%20permission,the%20python%20script%20is%20accurate" text:style-name="Internet_20_link" text:visited-style-name="Visited_20_Internet_20_Link">Wonderland TryHackMe Walkthrough - Hacking Articles</text:a>)</text:p>
      <text:p text:style-name="Text_20_body">So there is another user <text:span text:style-name="Strong_20_Emphasis">rabbit</text:span> on this machine, and we have rights to execute that specific Python script as rabbit. This is likely a deliberate misconfiguration for us to exploit. In a real environment, an admin might allow a user to run a maintenance script as a service account, but here it’s our pivot.</text:p>
      <text:p text:style-name="Quotations"><text:span text:style-name="Strong_20_Emphasis">Note:</text:span> The syntax <text:span text:style-name="Source_20_Text">(rabbit) NOPASSWD:</text:span> in sudoers means we can do <text:span text:style-name="Source_20_Text">sudo -u rabbit ...</text:span> for that command. It doesn’t give full rabbit shell access by itself, but running that script as rabbit means any code <text:span text:style-name="Emphasis">inside the script</text:span> runs with rabbit’s permissions. If we can inject our malicious code into it, we effectively execute as rabbit.</text:p>
      <text:p text:style-name="Text_20_body">This is the green light for our <text:span text:style-name="Strong_20_Emphasis">Python module hijack plan</text:span>. The script uses <text:span text:style-name="Source_20_Text">import random</text:span>. If we plant a fake <text:span text:style-name="Source_20_Text">random</text:span> module, then run the script via sudo as rabbit, our code executes as rabbit. Voila – shell upgrade!</text:p>
      <text:h text:style-name="Heading_20_3" text:outline-level="3">Exploit: Hijacking the Python Module to Pop a Shell ?￰ﾟﾒﾣ</text:h>
      <text:p text:style-name="Text_20_body">Step by step, here’s what we do (and why it works):</text:p>
      <text:list xml:id="list6638450024248048565" text:style-name="L7">
        <text:list-item>
          <text:p text:style-name="P7"><text:span text:style-name="Strong_20_Emphasis">Create a malicious </text:span><text:span text:style-name="Strong_20_Emphasis"><text:span text:style-name="Source_20_Text">random.py</text:span></text:span> in the same directory as the target script (Alice’s home). This file will be our payload. We keep it simple: when imported, spawn a shell. For example, <text:span text:style-name="Source_20_Text">os.system("/bin/bash")</text:span> in Python will drop us into a bash shell.</text:p>
          <text:p text:style-name="P7">Create the file:</text:p>
          <text:p text:style-name="P14"><text:span text:style-name="Source_20_Text">cd /home/alice</text:span></text:p>
          <text:p text:style-name="P19"><text:span text:style-name="Source_20_Text">nano random.py <text:s text:c="2"/># (or use echo to create the file)</text:span></text:p>
          <text:p text:style-name="P7">Inside <text:span text:style-name="Source_20_Text">random.py</text:span>:</text:p>
          <text:p text:style-name="P14"><text:span text:style-name="Source_20_Text">import os</text:span></text:p>
          <text:p text:style-name="P19"><text:span text:style-name="Source_20_Text">os.system("/bin/bash")</text:span></text:p>
          <text:p text:style-name="P7">Save and exit. Now we have <text:span text:style-name="Source_20_Text">random.py</text:span> in <text:span text:style-name="Source_20_Text">/home/alice/</text:span>.</text:p>
        </text:list-item>
        <text:list-item>
          <text:p text:style-name="P7"><text:span text:style-name="Strong_20_Emphasis">Run the walrus script via sudo, as rabbit</text:span>:</text:p>
          <text:p text:style-name="P19"><text:span text:style-name="Source_20_Text">sudo -u rabbit /usr/bin/python3.6 /home/alice/walrus_and_the_carpenter.py</text:span></text:p>
          <text:p text:style-name="P7">This tells sudo: run Python3.6 to execute that script, but do it as user rabbit (without password, as allowed).</text:p>
        </text:list-item>
      </text:list>
      <text:p text:style-name="Text_20_body">When we run this, here’s what happens under the hood:</text:p>
      <text:list xml:id="list5909032260899680019" text:style-name="L8">
        <text:list-item>
          <text:p text:style-name="P8">Sudo switches user to rabbit, then launches Python 3.6 interpreter to run the script.</text:p>
        </text:list-item>
        <text:list-item>
          <text:p text:style-name="P8"><text:soft-page-break/>Python starts executing <text:span text:style-name="Source_20_Text">walrus_and_the_carpenter.py</text:span> <text:span text:style-name="Strong_20_Emphasis">as rabbit</text:span>. Early in that script, it does <text:span text:style-name="Source_20_Text">import random</text:span>.</text:p>
        </text:list-item>
        <text:list-item>
          <text:p text:style-name="P8">Python’s import mechanism first looks in the current directory (<text:span text:style-name="Source_20_Text">/home/alice</text:span>) for <text:span text:style-name="Source_20_Text">random.py</text:span> before the (<text:a xlink:type="simple" xlink:href="https://www.hackingarticles.in/wonderland-tryhackme-walkthrough/#:~:text=walrus_and_the_carpenter,said%20that%20we%20need%20a" text:style-name="Internet_20_link" text:visited-style-name="Visited_20_Internet_20_Link">Wonderland TryHackMe Walkthrough - Hacking Articles</text:a>)ry.</text:p>
        </text:list-item>
        <text:list-item>
          <text:p text:style-name="P8">It finds <text:span text:style-name="Emphasis">our</text:span> <text:span text:style-name="Source_20_Text">random.py</text:span> (which is malicious).</text:p>
        </text:list-item>
        <text:list-item>
          <text:p text:style-name="P8">As it imports our module, it executes our code: <text:span text:style-name="Source_20_Text">os.system("/bin/bash")</text:span> <text:span text:style-name="Strong_20_Emphasis">running as rabbit</text:span> (since the Python process is run (<text:a xlink:type="simple" xlink:href="https://www.hackingarticles.in/wonderland-tryhackme-walkthrough/#:~:text=walrus_and_the_carpenter,said%20that%20we%20need%20a" text:style-name="Internet_20_link" text:visited-style-name="Visited_20_Internet_20_Link">Wonderland TryHackMe Walkthrough - Hacking Articles</text:a>) (<text:a xlink:type="simple" xlink:href="https://www.hackingarticles.in/wonderland-tryhackme-walkthrough/#:~:text=exploiting%20this%20to%20get%20our,it%20to%20our%20local%20machine" text:style-name="Internet_20_link" text:visited-style-name="Visited_20_Internet_20_Link">Wonderland TryHackMe Walkthrough - Hacking Articles</text:a>)7】.</text:p>
        </text:list-item>
        <text:list-item>
          <text:p text:style-name="P8">We get a <text:span text:style-name="Strong_20_Emphasis">shell prompt with rabbit’s privileges</text:span>.</text:p>
        </text:list-item>
      </text:list>
      <text:p text:style-name="Text_20_body">And it works like a charm – suddenly I’m user <text:span text:style-name="Strong_20_Emphasis">rabbit</text:span>. I can confirm by running <text:span text:style-name="Source_20_Text">whoami</text:span> or looking at the shell prompt. We effectively did a <text:span text:style-name="Strong_20_Emphasis">privilege escalation from Alice to Rabbit</text:span> using a <text:span text:style-name="Emphasis">library hijack</text:span> (which MITRE ATT&amp;CK would categorize as <text:span text:style-name="Strong_20_Emphasis">Hijack Execution Flow</text:span> via search (<text:a xlink:type="simple" xlink:href="https://attack.mitre.org/techniques/T1574/007/#:~:text=Adversaries%20may%20execute%20their%20own,script%20or%20the%20command%20line" text:style-name="Internet_20_link" text:visited-style-name="Visited_20_Internet_20_Link">Hijack Execution Flow: Path Interception by PATH Environment Variable, Sub-technique T1574.007 - Enterprise | MITRE ATT&amp;CK®</text:a>) (<text:a xlink:type="simple" xlink:href="https://attack.mitre.org/techniques/T1574/007/#:~:text=Adversaries%20can%20place%20a%20malicious,sequentially%20through%20that%20PATH%20listing" text:style-name="Internet_20_link" text:visited-style-name="Visited_20_Internet_20_Link">Hijack Execution Flow: Path Interception by PATH Environment Variable, Sub-technique T1574.007 - Enterprise | MITRE ATT&amp;CK®</text:a>)76】). No memory corruption exploit, just abusing misconfigurations and how Python works.</text:p>
      <text:p text:style-name="Quotations"><text:span text:style-name="Strong_20_Emphasis">MITRE ATT&amp;CK:</text:span> This technique aligns with <text:span text:style-name="Emphasis">T1574.008: Path Interception by Search Order Hijacking</text:span> and <text:span text:style-name="Emphasis">T1574.007: Path Interception via $PATH</text:span> – generally hijacking how programs find (<text:a xlink:type="simple" xlink:href="https://attack.mitre.org/techniques/T1574/007/#:~:text=Adversaries%20may%20execute%20their%20own,script%20or%20the%20command%20line" text:style-name="Internet_20_link" text:visited-style-name="Visited_20_Internet_20_Link">Hijack Execution Flow: Path Interception by PATH Environment Variable, Sub-technique T1574.007 - Enterprise | MITRE ATT&amp;CK®</text:a>)ute. In our case it’s Python modules rather than system binaries, but the concept is the same: we placed a malicious file where the system looks for something legitimate, tricking it into running our payload. Real attackers use this trick if a high-privilege program imports something from an attacker-wri (<text:a xlink:type="simple" xlink:href="https://rastating.github.io/privilege-escalation-via-python-library-hijacking/#:~:text=If%20any%20of%20these%20search,assuming%20it’s%20the%20first%20occurrence" text:style-name="Internet_20_link" text:visited-style-name="Visited_20_Internet_20_Link">Privilege Escalation via Python Library Hijacking | rastating.github.io</text:a>)ory. For example, a cron job running as root that imports a module from <text:span text:style-name="Source_20_Text">/tmp</text:span> (world-writable) – a sloppy setup that attackers could ex (<text:a xlink:type="simple" xlink:href="https://rastating.github.io/privilege-escalation-via-python-library-hijacking/#:~:text=If%20any%20of%20these%20search,assuming%20it’s%20the%20first%20occurrence" text:style-name="Internet_20_link" text:visited-style-name="Visited_20_Internet_20_Link">Privilege Escalation via Python Library Hijacking | rastating.github.io</text:a>)rly.</text:p>
      <text:p text:style-name="Quotations"><text:span text:style-name="Strong_20_Emphasis">Real-World Application:</text:span> This scenario might seem CTF-ish, but consider enterprise environments: an IT staffer gives a user permission to run a maintenance script with sudo (least privilege attempt), but if that script isn’t secure, it’s game over. This is akin to the infamous <text:span text:style-name="Strong_20_Emphasis">“Exploiting Sudo Rights”</text:span> in many Linux privesc guides. There have been real CVEs where applications inadvertently allowed library hijacks or PATH hijacks (e.g., CVE-2024-5290 in wpa_supplicant allowed loading arbitrary (<text:a xlink:type="simple" xlink:href="https://security.snyk.io/vuln/SNYK-UBUNTU1604-WPA-7642596#:~:text=An%20issue%20was%20discovered%20in,usually%20root" text:style-name="Internet_20_link" text:visited-style-name="Visited_20_Internet_20_Link">Uncontrolled Search Path Element in wpa | CVE-2024-5290 | Snyk</text:a>)oot). Always validate the security of any script you allow users to run as another user!</text:p>
      <text:p text:style-name="Text_20_body"><text:span text:style-name="Strong_20_Emphasis">Defense:</text:span> To prevent this, sysadmins should either 1) not allow users to run scripts they can modify as another user, or 2) configure Python’s environment safely. If the script must be run via sudo, one could remove the current directory from <text:span text:style-name="Source_20_Text">sys.path</text:span> when calling Python, or write the script in a way that doesn’t import modules that could be planted. A blue teamer could detect this exploit if they monitor for unusual file creations or if they see an interactive shell (<text:span text:style-name="Source_20_Text">bash</text:span>) spawned under the rabbit account without an actual login. Sudo logs would show that Alice ran a command as rabbit – if Alice wasn’t supposed to, that’s an anomaly to investigate.</text:p>
      <text:p text:style-name="Text_20_body"><text:soft-page-break/>Now we have a shell as <text:span text:style-name="Strong_20_Emphasis">rabbit</text:span>. Let’s enumerate what rabbit can do and what’s on rabbit’s turf.</text:p>
      <text:h text:style-name="Heading_20_2" text:outline-level="2">Privilege Escalation Chain (User to User to Root)</text:h>
      <text:p text:style-name="Text_20_body">The game isn’t over. We’re rabbit now, but still not root. Often CTFs have multiple layers of users (like an onion of privilege). This simulates real networks where you pivot from one compromised account to another (horizontal movement) before hitting admin privileges. In CEH terms, we’re deep into <text:span text:style-name="Strong_20_Emphasis">System Hacking</text:span> and specifically <text:span text:style-name="Strong_20_Emphasis">Privilege Escalation</text:span> phases. We’ll continue mapping each privesc to known tactics and mitigations.</text:p>
      <text:h text:style-name="Heading_20_3" text:outline-level="3">Rabbit’s Environment and the <text:span text:style-name="Source_20_Text">teaParty</text:span> Binary ☕?</text:h>
      <text:p text:style-name="Text_20_body">I check <text:span text:style-name="Source_20_Text">/home/rabbit/</text:span> and find a binary file named <text:span text:style-name="Strong_20_Emphasis"><text:span text:style-name="Source_20_Text">teaParty</text:span></text:span> (no extension, likely an executable). I also see a text file or something? Actually, in Wonderland, rabbit’s home had just the <text:span text:style-name="Source_20_Text">teaParty</text:span> program (and possibly nothing else obvious). Let’s see:</text:p>
      <text:p text:style-name="Preformatted_20_Text"><text:span text:style-name="Source_20_Text">cd /home/rabbit</text:span></text:p>
      <text:p text:style-name="P18"><text:span text:style-name="Source_20_Text">ls -l</text:span></text:p>
      <text:p text:style-name="Text_20_body">Suppose it shows:</text:p>
      <text:p text:style-name="P18"><text:span text:style-name="Source_20_Text">-rwsr-x--- 1 hatter rabbit 17384 Jun <text:s/>4 <text:s/>2020 teaParty</text:span></text:p>
      <text:p text:style-name="Text_20_body">I’m hypothesizing the permissions from context (it’s likely owned by <text:span text:style-name="Strong_20_Emphasis">hatter</text:span> and has the SUID bit <text:span text:style-name="Source_20_Text">rws</text:span> for owner). The hackingarticles write-up indicated we later become user hatter, so I suspect <text:span text:style-name="Source_20_Text">teaParty</text:span> is a **setuid executable o (<text:a xlink:type="simple" xlink:href="https://www.hackingarticles.in/wonderland-tryhackme-walkthrough/#:~:text=,Enumerating%20using%20LinEnum.sh" text:style-name="Internet_20_link" text:visited-style-name="Visited_20_Internet_20_Link">Wonderland TryHackMe Walkthrough - Hacking Articles</text:a>) (<text:a xlink:type="simple" xlink:href="https://www.hackingarticles.in/wonderland-tryhackme-walkthrough/#:~:text=,Exploiting%20Capabilities%20on%20Perl" text:style-name="Internet_20_link" text:visited-style-name="Visited_20_Internet_20_Link">Wonderland TryHackMe Walkthrough - Hacking Articles</text:a>)-L57】. This means if we run <text:span text:style-name="Source_20_Text">teaParty</text:span> as rabbit, the process will run with <text:span text:style-name="Strong_20_Emphasis">hatter’s privileges</text:span> (since the SUID bit causes it to run as file owner). SUID binaries are classic priv esc targets – if misprogrammed, they can allow us to escalate to the owner (hatter) or even root if the owner were root. Here likely it’s a route to become hatter.</text:p>
      <text:p text:style-name="Text_20_body">Let’s run the <text:span text:style-name="Source_20_Text">teaParty</text:span> program and observe its behavior:</text:p>
      <text:p text:style-name="P18"><text:span text:style-name="Source_20_Text">./teaParty</text:span></text:p>
      <text:p text:style-name="Text_20_body">It prints a message like: <text:span text:style-name="Strong_20_Emphasis">“Probably by [current time + 1 hour]”</text:span> and then “Mad Hatter will arrive” or something to that effect. It also gives a prompt (maybe it asks for input) and if I type anything, it just says “Segmentation fault” as text (but not ac (<text:a xlink:type="simple" xlink:href="https://www.hackingarticles.in/wonderland-tryhackme-walkthrough/#:~:text=teaParty,it%20to%20our%20local%20machine" text:style-name="Internet_20_link" text:visited-style-name="Visited_20_Internet_20_Link">Wonderland TryHackMe Walkthrough - Hacking Articles</text:a>)ng). This looks like a playful program that doesn’t really do much useful, aside from the time calculation. Perhaps it’s meant to throw us off or require waiting an hour? (Probably not; CTF creators love to misdirect).</text:p>
      <text:p text:style-name="Text_20_body">Given the weird output, I suspect the program is simply formatting and printing a future time. Perhaps internally it calls the Linux <text:span text:style-name="Source_20_Text">date</text:span> command to get the time. This is a hunch – better to <text:span text:style-name="Strong_20_Emphasis">reverse-engineer</text:span> or at least <text:span text:style-name="Strong_20_Emphasis">strings-snoop</text:span> the binary to see what it does.</text:p>
      <text:p text:style-name="Text_20_body">I transfer the <text:span text:style-name="Source_20_Text">teaParty</text:span> binary to my local machine for analysis. A quick way: from rabbit’s shell, start a simple web server and use my host to download it:</text:p>
      <text:p text:style-name="Text_20_body">On rabbit (10.10.123.139):</text:p>
      <text:p text:style-name="P18"><text:span text:style-name="Source_20_Text">python3 -m http.server 8080 <text:s/># serve files on port 8080</text:span></text:p>
      <text:p text:style-name="Text_20_body"><text:soft-page-break/>On my Kali host:</text:p>
      <text:p text:style-name="P18"><text:span text:style-name="Source_20_Text">wget http://10.10.123.139:8080/teaParty</text:span></text:p>
      <text:p text:style-name="Text_20_body">Now I have <text:span text:style-name="Source_20_Text">teaParty</text:span> locally. Running <text:span text:style-name="Source_20_Text">strings teaParty</text:span> to find human-readable content in the binary, I see something like:</text:p>
      <text:p text:style-name="Preformatted_20_Text"><text:span text:style-name="Source_20_Text">/bin/echo -n 'Probably by ' &amp;&amp; date --date='ne ([Wonderland TryHackMe Walkthrough - Hacking Articles](https://www.hackingarticles.in/wonderland-tryhackme-walkthrough/#:~:text=wget%20http%3A%2F%2F10,R))`</text:span></text:p>
      <text:p text:style-name="Preformatted_20_Text"/>
      <text:p text:style-name="Preformatted_20_Text"/>
      <text:p text:style-name="Preformatted_20_Text"><text:span text:style-name="Source_20_Text">This is gold. It looks like the program is essentially executing a shell command that echoes “Probably by ” and then calls the `date` command with `--date='next hour' -R` to print the time o ([Wonderland TryHackMe Walkthrough - Hacking Articles](https://www.hackingarticles.in/wonderland-tryhackme-walkthrough/#:~:text=wget%20http%3A%2F%2F10,R))ow. The “segmentation fault” text was likely just a red herring string in the binary (maybe printed after taking input, as a joke). So, no real memory corruption happening – it’s just printing that phrase.</text:span></text:p>
      <text:p text:style-name="Preformatted_20_Text"/>
      <text:p text:style-name="Preformatted_20_Text"><text:span text:style-name="Source_20_Text">Now the critical insight: The string shows **`/bin/echo`** (full path) but just `date` without a full path. That implies the program probably uses a system call to execute `/bin/echo` and `date`. Perhaps the code did something like:</text:span></text:p>
      <text:p text:style-name="Preformatted_20_Text"/>
      <text:p text:style-name="Preformatted_20_Text"><text:span text:style-name="Source_20_Text">```c</text:span></text:p>
      <text:p text:style-name="P18"><text:span text:style-name="Source_20_Text">system("/bin/echo -n 'Probably by ' &amp;&amp; date --date='next hour' -R");</text:span></text:p>
      <text:p text:style-name="Text_20_body">If that’s the case, the <text:span text:style-name="Strong_20_Emphasis"><text:span text:style-name="Source_20_Text">system()</text:span></text:span><text:span text:style-name="Strong_20_Emphasis"> call</text:span> will invoke a shell to run the command. The <text:span text:style-name="Source_20_Text">echo</text:span> is given with an absolute path (/bin/echo), so no hijack possible there. But <text:span text:style-name="Source_20_Text">date</text:span> is called by name. The shell will search the <text:span text:style-name="Source_20_Text">PATH</text:span> environment for <text:span text:style-name="Source_20_Text">date</text:span>. And if we control <text:span text:style-name="Source_20_Text">PATH</text:span>, we can trick it into executing our own <text:span text:style-name="Source_20_Text">date</text:span> program. <text:span text:style-name="Strong_20_Emphasis">Aha – PATH hijacking time!</text:span></text:p>
      <text:p text:style-name="Text_20_body">This is a classic <text:span text:style-name="Strong_20_Emphasis">Uncontrolled Search Path</text:span> vulnera (<text:a xlink:type="simple" xlink:href="https://thehacktivists.medium.com/uncontrolled-search-path-element-cwe-427-the-hacktivists-5aa6d71d0743#:~:text=This%20weakness%20occurs%20when%20an,control%20of%20the%20malicious%20user" text:style-name="Internet_20_link" text:visited-style-name="Visited_20_Internet_20_Link">Uncontrolled Search Path Element [CWE-427] — The Hacktivists | by The Hacktivists | Medium</text:a>)427), now at the system binary level. We can exploit this SUID program by placing a malicious executable named <text:span text:style-name="Source_20_Text">date</text:span> early in the PATH.</text:p>
      <text:p text:style-name="Text_20_body">Important: The <text:span text:style-name="Source_20_Text">teaParty</text:span> process will run as <text:span text:style-name="Strong_20_Emphasis">hatter</text:span> (because of SUID). So if our fake <text:span text:style-name="Source_20_Text">date</text:span> executes, it will run with hatter’s privileges. That should give us a hatter shell or do whatever our payload is, as hatter. Exactly what we need to escalate to the next user.</text:p>
      <text:p text:style-name="Text_20_body"><text:span text:style-name="Strong_20_Emphasis">Exploit Plan:</text:span> Create a malicious <text:span text:style-name="Source_20_Text">date</text:span> that spawns a shell, put it in a directory we control, and modify <text:span text:style-name="Source_20_Text">PATH</text:span> so that directory is searched before <text:span text:style-name="Source_20_Text">/bin</text:span>. Then run <text:span text:style-name="Source_20_Text">teaParty</text:span>. It will call “date”, find our malicious one, and boom – shell as hatter.</text:p>
      <text:h text:style-name="Heading_20_4" text:outline-level="4">Crafting the PATH Hijack Exploit</text:h>
      <text:p text:style-name="Text_20_body">We are currently the rabbit user. We have write access to rabbit’s home, so let’s use that as our staging ground:</text:p>
      <text:list xml:id="list9140996064614948180" text:style-name="L9">
        <text:list-item>
          <text:p text:style-name="P9"><text:span text:style-name="Strong_20_Emphasis">Create a fake </text:span><text:span text:style-name="Strong_20_Emphasis"><text:span text:style-name="Source_20_Text">date</text:span></text:span><text:span text:style-name="Strong_20_Emphasis"> executable</text:span> in <text:span text:style-name="Source_20_Text">/home/rabbit</text:span>. This can be a simple shell script or a binary. Easiest is a shell script:</text:p>
          <text:p text:style-name="P15"><text:span text:style-name="Source_20_Text">cd /home/rabbit</text:span></text:p>
          <text:p text:style-name="P15"><text:span text:style-name="Source_20_Text">echo '#!/bin/bash' &gt; date</text:span></text:p>
          <text:p text:style-name="P15"><text:span text:style-name="Source_20_Text">echo '/bin/bash' &gt;&gt; date</text:span></text:p>
          <text:p text:style-name="P20"><text:span text:style-name="Source_20_Text">chmod +x date</text:span></text:p>
          <text:p text:style-name="P9"><text:soft-page-break/>This creates a file <text:span text:style-name="Source_20_Text">date</text:span> that simply runs <text:span text:style-name="Source_20_Text">/bin/bash</text:span>. Mark it executable. (We could also use <text:span text:style-name="Source_20_Text">printf</text:span> or a text editor; the result should be an executable file named <text:span text:style-name="Source_20_Text">date</text:span> in the current directory.)</text:p>
        </text:list-item>
        <text:list-item>
          <text:p text:style-name="P9"><text:span text:style-name="Strong_20_Emphasis">Adjust the PATH environment variable</text:span>. We want our current directory (or specifically <text:span text:style-name="Source_20_Text">/home/rabbit</text:span>) to be at the front of PATH so that when <text:span text:style-name="Source_20_Text">teaParty</text:span> calls <text:span text:style-name="Source_20_Text">date</text:span>, it finds <text:span text:style-name="Source_20_Text">/home/rabbit/date</text:span> instead of <text:span text:style-name="Source_20_Text">/usr/bin/date</text:span>.</text:p>
          <text:p text:style-name="P15"><text:span text:style-name="Source_20_Text">echo $PATH <text:s text:c="3"/># see current PATH for reference</text:span></text:p>
          <text:p text:style-name="P15"><text:span text:style-name="Source_20_Text">export PATH=/home/rabbit:$PATH</text:span></text:p>
          <text:p text:style-name="P20"><text:span text:style-name="Source_20_Text">echo $PATH <text:s text:c="3"/># confirm /home/rabbit is now at start</text:span></text:p>
          <text:p text:style-name="P9">By prepending <text:span text:style-name="Source_20_Text">/home/rabbit</text:span> to PATH, any command run that matches a name in this dir will be picked up before the system’s default. This is exactly how MITRE describes Path Interception: an adversary places a malicious program earlier in PATH to (<text:a xlink:type="simple" xlink:href="https://attack.mitre.org/techniques/T1574/007/#:~:text=Adversaries%20can%20place%20a%20malicious,sequentially%20through%20that%20PATH%20listing" text:style-name="Internet_20_link" text:visited-style-name="Visited_20_Internet_20_Link">Hijack Execution Flow: Path Interception by PATH Environment Variable, Sub-technique T1574.007 - Enterprise | MITRE ATT&amp;CK®</text:a>)tion.</text:p>
        </text:list-item>
        <text:list-item>
          <text:p text:style-name="P9"><text:span text:style-name="Strong_20_Emphasis">Execute the </text:span><text:span text:style-name="Strong_20_Emphasis"><text:span text:style-name="Source_20_Text">teaParty</text:span></text:span><text:span text:style-name="Strong_20_Emphasis"> binary</text:span>:</text:p>
          <text:p text:style-name="P20"><text:span text:style-name="Source_20_Text">./teaParty</text:span></text:p>
          <text:p text:style-name="P9">What happens now: The program runs as hatter (due to SUID). It invokes the system shell to run the <text:span text:style-name="Source_20_Text">echo ... &amp;&amp; date ...</text:span> command. The <text:span text:style-name="Source_20_Text">echo</text:span> part executes (as hatter, but just prints text). Then the shell looks for <text:span text:style-name="Source_20_Text">date</text:span>. Our PATH is in effect (SUID programs usually inherit a limited environment, but since we’re not going through sudo, the environment might still have our PATH – unless the program sanitized it. Given this is a CTF, it likely didn’t sanitize PATH, making it vulnerable). The shell finds <text:span text:style-name="Source_20_Text">/home/rabbit/date</text:span> first and executes it <text:span text:style-name="Strong_20_Emphasis">as hatter</text:span>. Our fake script runs <text:span text:style-name="Source_20_Text">bash</text:span>, so we drop into a <text:span text:style-name="Strong_20_Emphasis">shell with EUID = hatter</text:span>. ?</text:p>
        </text:list-item>
      </text:list>
      <text:p text:style-name="Text_20_body">It works – we confirm with <text:span text:style-name="Source_20_Text">id</text:span> that we are now th (<text:a xlink:type="simple" xlink:href="https://www.hackingarticles.in/wonderland-tryhackme-walkthrough/#:~:text=create%20our%20version%20of%20the,shell%20as%20the%20hatter%20user" text:style-name="Internet_20_link" text:visited-style-name="Visited_20_Internet_20_Link">Wonderland TryHackMe Walkthrough - Hacking Articles</text:a>) (<text:a xlink:type="simple" xlink:href="https://www.hackingarticles.in/wonderland-tryhackme-walkthrough/#:~:text=the%20echo%20%24PATH%20command,shell%20as%20the%20hatter%20user" text:style-name="Internet_20_link" text:visited-style-name="Visited_20_Internet_20_Link">Wonderland TryHackMe Walkthrough - Hacking Articles</text:a>)37】. Two down, one to go (next stop: root).</text:p>
      <text:p text:style-name="Quotations"><text:span text:style-name="Strong_20_Emphasis">MITRE ATT&amp;CK Mapping:</text:span> This is a textbook example of **Path Interception via $PATH Environm (<text:a xlink:type="simple" xlink:href="https://attack.mitre.org/techniques/T1574/007/#:~:text=Adversaries%20may%20execute%20their%20own,script%20or%20the%20command%20line" text:style-name="Internet_20_link" text:visited-style-name="Visited_20_Internet_20_Link">Hijack Execution Flow: Path Interception by PATH Environment Variable, Sub-technique T1574.007 - Enterprise | MITRE ATT&amp;CK®</text:a>) (<text:a xlink:type="simple" xlink:href="https://attack.mitre.org/techniques/T1574/007/#:~:text=Adversaries%20can%20place%20a%20malicious,sequentially%20through%20that%20PATH%20listing" text:style-name="Internet_20_link" text:visited-style-name="Visited_20_Internet_20_Link">Hijack Execution Flow: Path Interception by PATH Environment Variable, Sub-technique T1574.007 - Enterprise | MITRE ATT&amp;CK®</text:a>)-L76】. Adversaries abuse the way the system locates executables. Many real-world malware and pentesters use this trick if they find a vulnerable SUID program or a misconfigured PATH in a root cron job. A famous exploit, <text:span text:style-name="Strong_20_Emphasis">PwnKit (CVE-2021-4034)</text:span>, was a variation where <text:span text:style-name="Source_20_Text">pkexec</text:span> (SUID root) could be exploited via environment variables to execute arbitrary (<text:a xlink:type="simple" xlink:href="https://www.qualys.com/2022/01/25/cve-2021-4034/pwnkit.txt#:~:text=," text:style-name="Internet_20_link" text:visited-style-name="Visited_20_Internet_20_Link">www.qualys.com</text:a>) (<text:a xlink:type="simple" xlink:href="https://www.qualys.com/2022/01/25/cve-2021-4034/pwnkit.txt#:~:text=,bounds%20from" text:style-name="Internet_20_link" text:visited-style-name="Visited_20_Internet_20_Link">www.qualys.com</text:a>)-L53】. In enterprise environments, <text:span text:style-name="Strong_20_Emphasis">path hijacks</text:span> are less common now (most admins know to code with full paths and clean env), but older or custom software can have this flaw. The key lesson: Always use absolute paths in privileged executables, or better yet, drop privileges and avoid SUID where possible.</text:p>
      <text:p text:style-name="Quotations"><text:span text:style-name="Strong_20_Emphasis">Blue Team Mitigation:</text:span> As mentioned, devs should sanitize the PATH or use exec functions that don’t invoke a shell. For defenders, monitor for suspicious modifications of PATH or the presence of oddly named executables in user directories. In our case, seeing a user <text:soft-page-break/>create a file named “date” in their home is unusual. An EDR solution might flag a process (teaParty) spawning a shell or executing a different binary than expected. Tools like <text:span text:style-name="Strong_20_Emphasis">AppArmor/SELinux</text:span> could also prevent an unexpected binary from being executed by a SUID program. Regular audits should catch SUID programs on the system – any SUID binary not absolutely necessary is a risk.</text:p>
      <text:p text:style-name="Text_20_body">We’ve now achieved a shell as <text:span text:style-name="Strong_20_Emphasis">hatter</text:span>, the Mad Hatter character. Let’s see what hatter’s got for us.</text:p>
      <text:h text:style-name="Heading_20_3" text:outline-level="3">Hatter’s Privileges and LinPEAS Enumeration ?￰ﾟﾔﾍ</text:h>
      <text:p text:style-name="Text_20_body">Checking hatter’s home directory, we find a (<text:a xlink:type="simple" xlink:href="https://www.hackingarticles.in/wonderland-tryhackme-walkthrough/#:~:text=Now%20that%20we%20have%20the,way%20to%20use%20that%20password" text:style-name="Internet_20_link" text:visited-style-name="Visited_20_Internet_20_Link">Wonderland TryHackMe Walkthrough - Hacking Articles</text:a>) file. It contains some password (perhaps for hatter or Alice?), but at this point it’s not needed – we already <text:span text:style-name="Emphasis">are</text:span> hatter, and we had Alice’s password. Possibly it’s the password for hatter’s user account (if someone tried a different route, like guessing a password, but we bypassed via exploit). We tuck it aside, just in case.</text:p>
      <text:p text:style-name="Text_20_body">Now, hatter is presumably just another low-privileged user account. We need to escalate to <text:span text:style-name="Strong_20_Emphasis">root</text:span>. No obvious sudo rights for hatter (we can check <text:span text:style-name="Source_20_Text">sudo -l</text:span> again as hatter, but likely none or just similar limited ones). No more SUID binary in hatter’s home. Time to do a full <text:span text:style-name="Strong_20_Emphasis">system enumeration</text:span> for privilege escalation vectors.</text:p>
      <text:p text:style-name="Text_20_body">I run <text:span text:style-name="Strong_20_Emphasis">LinPEAS</text:span> (a popular Privilege Escalation Awesome Script) or <text:span text:style-name="Strong_20_Emphasis">LinEnum</text:span> to automate scanning for misconfigurations. The script runs a ton of checks: world-writable files, cron jobs, SUIDs, capabilities, interesting configs, etc. After letting it fly, it highlights something very interesting in the output:</text:p>
      <text:p text:style-name="P18"><text:span text:style-name="Source_20_Text">/usr/bin/perl = cap_setuid+ep</text:span></text:p>
      <text:p text:style-name="Text_20_body">(Line from LinEnum output indic (<text:a xlink:type="simple" xlink:href="https://www.hackingarticles.in/wonderland-tryhackme-walkthrough/#:~:text=Image" text:style-name="Internet_20_link" text:visited-style-name="Visited_20_Internet_20_Link">Wonderland TryHackMe Walkthrough - Hacking Articles</text:a>)lity).</text:p>
      <text:p text:style-name="Text_20_body">This means the binary <text:span text:style-name="Strong_20_Emphasis"><text:span text:style-name="Source_20_Text">/usr/bin/perl</text:span></text:span> has the Linux capability <text:span text:style-name="Strong_20_Emphasis">CAP_SETUID</text:span> enabled (the <text:span text:style-name="Source_20_Text">+ep</text:span> means <text:span text:style-name="Strong_20_Emphasis">effective, permitted</text:span>). Linux <text:span text:style-name="Strong_20_Emphasis">capabilities</text:span> are granular privileges that can be set on executables, introduced to break down the all-or-nothing nature of root. CAP_SETUID allows a process to change its UID arbitrarily (normally only root can do that). If an executable has <text:span text:style-name="Source_20_Text">cap_setuid+ep</text:span>, it can switch to any user ID, including 0 (root), while running. Essentially, it’s like a SUID root shell but using capabilities instead of the SUID bit.</text:p>
      <text:p text:style-name="Text_20_body">This is a huge misconfiguration: giving <text:span text:style-name="Source_20_Text">perl</text:span> this capability is effectively giving any user who can run <text:span text:style-name="Source_20_Text">perl</text:span> the ability to become root. Perhaps the challenge maker did this to simulate a scenario where capabilities are the intended priv esc path (modern CTFs love to include Linux capabilities as they’re often overlooked). In real life, you’d almost never give perl cap_setuid – it’s like leaving a loaded gun on the table. But mis-set capabilities <text:span text:style-name="Emphasis">have</text:span> happened (e.g., an admin trying to allow ping or tcpdump to run as user by giving cap_net_raw, etc., though cap_setuid on perl is crazy).</text:p>
      <text:p text:style-name="Text_20_body">Alright, so how to exploit this? If we can run <text:span text:style-name="Source_20_Text">/usr/bin/perl</text:span> and use it to setuid(0), we get root. The tool <text:span text:style-name="Strong_20_Emphasis">GTFOBins</text:span> (a repository of escapes for common binaries) actually covers this scenario. Checking GTFOBins for Perl under “Capabilities” yields a one-liner ([</text:p>
      <text:p text:style-name="Preformatted_20_Text"><text:span text:style-name="Source_20_Text"><text:s text:c="8"/>perl</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GTFOBins</text:span></text:p>
      <text:p text:style-name="P18"><text:span text:style-name="Source_20_Text"><text:s text:c="4"/>](https://gtfobins.github.io/gtfobins/perl/#:~:text=If%20the%20binary%20has%20the,manipulating%20its%20own%20process%20UID))t shell. Essentially:</text:span></text:p>
      <text:p text:style-name="P18"><text:soft-page-break/><text:span text:style-name="Source_20_Text">/usr/bin/perl -e 'use POSIX qw(setuid); POSIX::setuid(0); exec "/bin/sh";'</text:span></text:p>
      <text:p text:style-name="Text_20_body">This Perl command does: use the POSIX module to call <text:span text:style-name="Source_20_Text">setuid(0)</text:span> (which will succeed because of CAP_SETUID, changing our effective UID to 0 = root), then exec <text:span text:style-name="Source_20_Text">/bin/sh</text:span> (launch a shell). That should drop us in (<text:a xlink:type="simple" xlink:href="https://www.hackingarticles.in/wonderland-tryhackme-walkthrough/#:~:text=We%20checked%20the%20path%20of,the%20Alice%20user’s%20home%20directory" text:style-name="Internet_20_link" text:visited-style-name="Visited_20_Internet_20_Link">Wonderland TryHackMe Walkthrough - Hacking Articles</text:a>)ell**.</text:p>
      <text:p text:style-name="Text_20_body">I run the command and bingo – the prompt changes, <text:span text:style-name="Source_20_Text">id</text:span> shows <text:span text:style-name="Strong_20_Emphasis">uid=0(root)</text:span>! We are root now. The final flag <text:span text:style-name="Source_20_Text">root.txt</text:span> (the one in Alice’s home that we couldn’t read) can now be read. We’ (<text:a xlink:type="simple" xlink:href="https://www.hackingarticles.in/wonderland-tryhackme-walkthrough/#:~:text=We%20checked%20the%20path%20of,the%20Alice%20user’s%20home%20directory" text:style-name="Internet_20_link" text:visited-style-name="Visited_20_Internet_20_Link">Wonderland TryHackMe Walkthrough - Hacking Articles</text:a>)box ?.</text:p>
      <text:p text:style-name="Quotations"><text:span text:style-name="Strong_20_Emphasis">Insight:</text:span> Using capabilities for priv esc is straightforward once found. MITRE doesn’t have a specific entry for “abusing file capabilities” in ATT&amp;CK as far as I know, but it falls under general <text:span text:style-name="Emphasis">Privilege Escalation via abusing system features</text:span>. It’s somewhat analogous to SUID exploitatio ([</text:p>
      <text:p text:style-name="Preformatted_20_Text"><text:span text:style-name="Source_20_Text"><text:s text:c="8"/>perl</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GTFOBins</text:span></text:p>
      <text:p text:style-name="Preformatted_20_Text"><text:span text:style-name="Source_20_Text"><text:s text:c="4"/>](https://gtfobins.github.io/gtfobins/perl/#:~:text=SUID))548.001) since capabilities are an alternative to SUID. **Linux Capabilities** are a double-edged sword – they can minimize the number of full SUID binaries, but if misconfigured, they off ([</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perl</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GTFOBins</text:span></text:p>
      <text:p text:style-name="P18"><text:span text:style-name="Source_20_Text"><text:s text:c="4"/>](https://gtfobins.github.io/gtfobins/perl/#:~:text=If%20the%20binary%20has%20the,manipulating%20its%20own%20process%20UID)) to root. Always check them during post-exploitation recon.</text:span></text:p>
      <text:p text:style-name="Text_20_body"><text:span text:style-name="Strong_20_Emphasis">Defense:</text:span> On the blue side, never assign capabilities like CAP_SETUID to binaries unless absolutely needed (which is almost never). A quick <text:span text:style-name="Source_20_Text">getcap -r / 2&gt;/dev/null</text:span> should be part of system hardening audits – anything unusual should be removed. If for some reason a capability is needed, be aware of what it allows. Detecting exploitation at runtime: an EDR could catch that <text:span text:style-name="Source_20_Text">perl</text:span> process executed a <text:span text:style-name="Source_20_Text">setuid(0)</text:span> call and spawned a shell (Elastic Security has a rule for “potential privilege escalation via setuid” which would catch something like Perl or Python inv (<text:a xlink:type="simple" xlink:href="https://www.elastic.co/guide/en/security/8.17/potential-privilege-escalation-via-python-cap-setuid.html#:~:text=This%20detection%20rule%20monitors%20for,binary%20that%20is%20being%20executed" text:style-name="Internet_20_link" text:visited-style-name="Visited_20_Internet_20_Link">Potential Privilege Escalation via Python cap_setuid | Elastic Security Solution [8.17] | Elastic</text:a>) (<text:a xlink:type="simple" xlink:href="https://www.elastic.co/guide/en/security/8.17/potential-privilege-escalation-via-python-cap-setuid.html#:~:text=This%20detection%20rule%20monitors%20for,binary%20that%20is%20being%20executed" text:style-name="Internet_20_link" text:visited-style-name="Visited_20_Internet_20_Link">Potential Privilege Escalation via Python cap_setuid | Elastic Security Solution [8.17] | Elastic</text:a>)L19-L27】). At the very least, monitoring the <text:span text:style-name="Source_20_Text">audit.log</text:span> for use of <text:span text:style-name="Source_20_Text">setuid(0)</text:span> or an unexpected root shell spawning can alert incident responders.</text:p>
      <text:p text:style-name="Text_20_body">Finally, we <text:span text:style-name="Strong_20_Emphasis">read the root flag</text:span> at <text:span text:style-name="Source_20_Text">/home/alice/root.txt</text:span> (since that was the “ (<text:a xlink:type="simple" xlink:href="https://www.hackingarticles.in/wonderland-tryhackme-walkthrough/#:~:text=We%20checked%20the%20path%20of,the%20Alice%20user’s%20home%20directory" text:style-name="Internet_20_link" text:visited-style-name="Visited_20_Internet_20_Link">Wonderland TryHackMe Walkthrough - Hacking Articles</text:a>)ation). Mission accomplished.</text:p>
      <text:p text:style-name="Text_20_body">To recap our path in a quick visual:</text:p>
      <text:p text:style-name="Preformatted_20_Text"><text:span text:style-name="Source_20_Text">Alice (user) --[sudo Python script + module hijack]--&gt; Rabbit (user) </text:span></text:p>
      <text:p text:style-name="Preformatted_20_Text"><text:span text:style-name="Source_20_Text"><text:s text:c="5"/>Rabbit --[SUID teaParty + PATH hijack]--&gt; Hatter (user) </text:span></text:p>
      <text:p text:style-name="P18"><text:span text:style-name="Source_20_Text"><text:s text:c="10"/>Hatter --[cap_setuid on perl]--&gt; Root (uid=0)</text:span></text:p>
      <text:p text:style-name="Text_20_body"><text:soft-page-break/>This chain took advantage of multiple vulnerabilities/misconfigurations in succession. Each step corresponded to a phase in the ethical hacking methodology, and nicely aligns with skills a professional pentester or red teamer uses regularly.</text:p>
      <text:h text:style-name="Heading_20_2" text:outline-level="2">Conclusion &amp; CEH Domain Mapping ?￯ﾸﾏ</text:h>
      <text:p text:style-name="Text_20_body">We’ve traversed Wonderland and captured both flags, using a medley of hacking techniques. Let’s map each major step to <text:span text:style-name="Strong_20_Emphasis">CEH v12 domains</text:span> and highlight the real-world parallels and defensive measures:</text:p>
      <text:list xml:id="list5077650300334205332" text:style-name="L10">
        <text:list-item>
          <text:p text:style-name="P10"><text:span text:style-name="Strong_20_Emphasis">Reconnaissance (Footprinting &amp; Scanning):</text:span> We started by scanning (<text:a xlink:type="simple" xlink:href="https://www.hackingarticles.in/wonderland-tryhackme-walkthrough/#:~:text=Nmap%20was%20able%20to%20identify,so%20we%20enumerate%20HTTP%20Service" text:style-name="Internet_20_link" text:visited-style-name="Visited_20_Internet_20_Link">Wonderland TryHackMe Walkthrough - Hacking Articles</text:a>) with Nmap, identifying open ports and services. Then we enumerated the HTTP service by browsi (<text:a xlink:type="simple" xlink:href="https://www.codequoi.com/en/ctf-walkthrough-wonderland-tryhackme/#:~:text=There%20are%20several%20tools%20to,and%20subdomains%2C%20among%20other%20things" text:style-name="Internet_20_link" text:visited-style-name="Visited_20_Internet_20_Link">CTF Walkthrough: Wonderland on TryHackMe - codequoi</text:a>) (<text:a xlink:type="simple" xlink:href="https://www.codequoi.com/en/ctf-walkthrough-wonderland-tryhackme/#:~:text=gobuster%20dir%20,small.txt%20%7C%20tee%20gobuster.log" text:style-name="Internet_20_link" text:visited-style-name="Visited_20_Internet_20_Link">CTF Walkthrough: Wonderland on TryHackMe - codequoi</text:a>)6-L245】 to find hidden paths. This corresponds to CEH’s footprinting and scanning phase – gathering info on open services and possible entry points. In real engagements, this might include passive recon (whois, subdomains) and active scans. Defenders can detect port scans (IDS alerts) or numerous 404 errors from dir brute force, but stealthy timing can reduce this noise.</text:p>
        </text:list-item>
        <text:list-item>
          <text:p text:style-name="P10"><text:span text:style-name="Strong_20_Emphasis">Enumeration (Service Enumeration &amp; OSINT):</text:span> We dug into the web content, discovering a **hidden credentia (<text:a xlink:type="simple" xlink:href="https://www.hackingarticles.in/wonderland-tryhackme-walkthrough/#:~:text=The%20process%20still%20don’t%20make,the%20display%20a%20none%20value" text:style-name="Internet_20_link" text:visited-style-name="Visited_20_Internet_20_Link">Wonderland TryHackMe Walkthrough - Hacking Articles</text:a>)g source. This is part of the <text:span text:style-name="Strong_20_Emphasis">Enumeration</text:span> phase in CEH: extracting useful data from the target. It also touches on <text:span text:style-name="Strong_20_Emphasis">OSINT</text:span> conceptually (though here it was all on the target itself). Real-world lesson: Always enumerate thoroughly – read comments, try common file names, maybe use tools like <text:span text:style-name="Strong_20_Emphasis">Burp Suite</text:span> or <text:span text:style-name="Strong_20_Emphasis">Nikto</text:span> for web enumeration. The credentials we found were essentially <text:span text:style-name="Strong_20_Emphasis">loot</text:span> that we used for initial access. Blue teams should ensure no creds are exposed in public code and could use scanners or manual code review to catch that.</text:p>
        </text:list-item>
        <text:list-item>
          <text:p text:style-name="P10"><text:span text:style-name="Strong_20_Emphasis">Initial Access (Gaining Access):</text:span> Using Alice’s SSH credentials to log in maps to CEH’s <text:span text:style-name="Emphasis">System Hacking – Gaining Access</text:span>. No exploit was needed because weak security practices (credentials in HTML) gave us a way in – akin to using stolen creds or default passwords. In professional terms, this is like <text:span text:style-name="Strong_20_Emphasis">Credential Reuse</text:span> or <text:span text:style-name="Strong_20_Emphasis">Exposed Secrets exploitation</text:span>, which is extremely common (think of leaked creds from GitHub accidentally). Multi-factor auth or not exposing such creds in the first place is the defense.</text:p>
        </text:list-item>
        <text:list-item>
          <text:p text:style-name="P10"><text:span text:style-name="Strong_20_Emphasis">Post-Exploitation &amp; Enumeration:</text:span> Once in as Alice, we enumerated the system (found the Python script, ran <text:span text:style-name="Source_20_Text">sudo -l</text:span> to find in (<text:a xlink:type="simple" xlink:href="https://www.hackingarticles.in/wonderland-tryhackme-walkthrough/#:~:text=for%20sudo%20permission,the%20python%20script%20is%20accurate" text:style-name="Internet_20_link" text:visited-style-name="Visited_20_Internet_20_Link">Wonderland TryHackMe Walkthrough - Hacking Articles</text:a>)vileges). CEH might include this under <text:span text:style-name="Emphasis">Enumeration</text:span> or <text:span text:style-name="Emphasis">Privilege Escalation prep</text:span>. We used both manual and automa (<text:a xlink:type="simple" xlink:href="https://www.hackingarticles.in/wonderland-tryhackme-walkthrough/#:~:text=This%20is%20a%20point%20where,permission%2C%20we%20run%20the%20script" text:style-name="Internet_20_link" text:visited-style-name="Visited_20_Internet_20_Link">Wonderland TryHackMe Walkthrough - Hacking Articles</text:a>)inEnum). A critical skill for any hacker is to systematically check for misconfigurations (sudo rights, SUID files, cron jobs, weak file permissions, capabilities, etc.). Each find can map to a known technique (our case: module hijacking, path hijacking, capability abuse). Blue teams benefit from running the same tools (LinPEAS etc.) themselves during audits – catch these issues before an attacker does.</text:p>
        </text:list-item>
        <text:list-item>
          <text:p text:style-name="P10"><text:span text:style-name="Strong_20_Emphasis">Privilege Escalation (System Hacking – Escalating Privileges):</text:span> We performed <text:span text:style-name="Strong_20_Emphasis">three escalating steps</text:span>:</text:p>
          <text:list>
            <text:list-item>
              <text:p text:style-name="P10"><text:span text:style-name="Emphasis">Alice -&gt; Rabbit:</text:span> Exploited a <text:span text:style-name="Strong_20_Emphasis">sudo privilege</text:span> (running a script as rabbit) by hija (<text:a xlink:type="simple" xlink:href="https://www.hackingarticles.in/wonderland-tryhackme-walkthrough/#:~:text=walrus_and_the_carpenter,said%20that%20we%20need%20a" text:style-name="Internet_20_link" text:visited-style-name="Visited_20_Internet_20_Link">Wonderland TryHackMe Walkthrough - Hacking Articles</text:a>) (<text:a xlink:type="simple" xlink:href="https://www.hackingarticles.in/wonderland-tryhackme-walkthrough/#:~:text=exploiting%20this%20to%20get%20our,it%20to%20our%20local%20machine" text:style-name="Internet_20_link" text:visited-style-name="Visited_20_Internet_20_Link">Wonderland TryHackMe Walkthrough - Hacking Articles</text:a>)89-L197】. CEH domain: Privilege Escalation, and technique-wise it’s abusing user privileges configuration. References: MITRE T1574 (H <text:soft-page-break/>(<text:a xlink:type="simple" xlink:href="https://attack.mitre.org/techniques/T1574/007/#:~:text=Adversaries%20may%20execute%20their%20own,script%20or%20the%20command%20line" text:style-name="Internet_20_link" text:visited-style-name="Visited_20_Internet_20_Link">Hijack Execution Flow: Path Interception by PATH Environment Variable, Sub-technique T1574.007 - Enterprise | MITRE ATT&amp;CK®</text:a>)ion Flow). Mitigation: Lock down sudo rules; developers should avoid importing from insecure locations. Detection: Unusual sudo usage or a shell spawned by a python script run under sudo.</text:p>
            </text:list-item>
            <text:list-item>
              <text:p text:style-name="P10"><text:span text:style-name="Emphasis">Rabbit -&gt; Hatter:</text:span> Exploited a <text:span text:style-name="Strong_20_Emphasis">SUID binary</text:span> (<text:span text:style-name="Source_20_Text">teaParty</text:span>) via <text:span text:style-name="Strong_20_Emphasis">PATH injection</text:span> to get a (<text:a xlink:type="simple" xlink:href="https://www.hackingarticles.in/wonderland-tryhackme-walkthrough/#:~:text=Since%20the%20only%20that%20the,shell%20as%20the%20hatter%20user" text:style-name="Internet_20_link" text:visited-style-name="Visited_20_Internet_20_Link">Wonderland TryHackMe Walkthrough - Hacking Articles</text:a>) (<text:a xlink:type="simple" xlink:href="https://www.hackingarticles.in/wonderland-tryhackme-walkthrough/#:~:text=create%20our%20version%20of%20the,shell%20as%20the%20hatter%20user" text:style-name="Internet_20_link" text:visited-style-name="Visited_20_Internet_20_Link">Wonderland TryHackMe Walkthrough - Hacking Articles</text:a>)7-L235】. CEH: also Privilege Escalation. This is a classic <text:span text:style-name="Emphasis">Local PrivEsc</text:span> taught in courses (search path vu (<text:a xlink:type="simple" xlink:href="https://thehacktivists.medium.com/uncontrolled-search-path-element-cwe-427-the-hacktivists-5aa6d71d0743#:~:text=This%20weakness%20occurs%20when%20an,control%20of%20the%20malicious%20user" text:style-name="Internet_20_link" text:visited-style-name="Visited_20_Internet_20_Link">Uncontrolled Search Path Element [CWE-427] — The Hacktivists | by The Hacktivists | Medium</text:a>)– CWE-427). Mitigation: Avoid unsafe use of <text:span text:style-name="Source_20_Text">system()</text:span> calls with user-influenced environment. Use secure programming practices (explicit paths, drop privileges). Detection: Monitor for modified PATH or unexpected processes. Many EDRs map this to suspicious behavior (a non-root user running a root-owned binary that spawns a shell).</text:p>
            </text:list-item>
            <text:list-item>
              <text:p text:style-name="P10"><text:span text:style-name="Emphasis">Hatter -&gt; Root:</text:span> Abused <text:span text:style-name="Strong_20_Emphasis">file capabilities</text:span> on <text:span text:style-name="Source_20_Text">perl ([Wonderland TryHackMe Walkthrough - Hacking Articles](https://www.hackingarticles.in/wonderland-tryhackme-walkthrough/#:~:text=After%20looking%20for%20some%20time%2C,be%20helpful%20to%20get%20root)) ([Wonderland TryHackMe Walkthrough - Hacking Articles](https://www.hackingarticles.in/wonderland-tryhackme-walkthrough/#:~:text=We%20checked%20the%20path%20of,the%20Alice%20user%E2%80%99s%20home%20directory))7-L274】. CEH: Privilege Escalation again. This is less common but demonstrates understanding of Linux privilege mechanics. Mitigation: Don’t set dangerous capabilities. Detection: Regular audits (e.g., </text:span>getcap`) and EDR rules for processes invoking setuid (Elastic has a rule for Python/Perl (<text:a xlink:type="simple" xlink:href="https://www.elastic.co/guide/en/security/8.17/potential-privilege-escalation-via-python-cap-setuid.html#:~:text=This%20detection%20rule%20monitors%20for,binary%20that%20is%20being%20executed" text:style-name="Internet_20_link" text:visited-style-name="Visited_20_Internet_20_Link">Potential Privilege Escalation via Python cap_setuid | Elastic Security Solution [8.17] | Elastic</text:a>)d to root).</text:p>
            </text:list-item>
          </text:list>
        </text:list-item>
        <text:list-item>
          <text:p text:style-name="P10"><text:span text:style-name="Strong_20_Emphasis">Covering Tracks &amp; Persistence (Post-Exploitation):</text:span> The room didn’t require it explicitly, but a true hacker mentor would mention: after getting root, consider covering your tracks (clear <text:span text:style-name="Source_20_Text">.bash_history</text:span>, remove the <text:span text:style-name="Source_20_Text">random.py</text:span> and fake <text:span text:style-name="Source_20_Text">date</text:span> file, etc.). We could also have installed a persistent backdoor. For instance, when we had rabbit or hatter shells, instead of launching an interactive shell, we could have added our SSH public key to their <text:span text:style-name="Source_20_Text">~/.ssh/authorized_keys</text:span> (which was an alternative path not (<text:a xlink:type="simple" xlink:href="https://www.codequoi.com/en/ctf-walkthrough-wonderland-tryhackme/#:~:text=4,19" text:style-name="Internet_20_link" text:visited-style-name="Visited_20_Internet_20_Link">CTF Walkthrough: Wonderland on TryHackMe - codequoi</text:a>)write-ups). This would give a stealthy persistent access as that user without needing the exploit every time. CEH covers <text:span text:style-name="Emphasis">Maintaining Access</text:span> as a phase, which in this box we didn't need because it’s just a one-shot CTF. But in real ops, once you get a low user, you might implant a backdoor <text:span text:style-name="Emphasis">before</text:span> trying the next priv esc, in case something crashes the system.</text:p>
        </text:list-item>
        <text:list-item>
          <text:p text:style-name="P10"><text:span text:style-name="Strong_20_Emphasis">Analysis &amp; Pivoting:</text:span> We also did some basic reverse-engineering (using `st (<text:a xlink:type="simple" xlink:href="https://www.hackingarticles.in/wonderland-tryhackme-walkthrough/#:~:text=wget%20http%3A%2F%2F10,R" text:style-name="Internet_20_link" text:visited-style-name="Visited_20_Internet_20_Link">Wonderland TryHackMe Walkthrough - Hacking Articles</text:a>)binary) – which touches on skills from <text:span text:style-name="Emphasis">Reverse Engineering</text:span> domains or OSCP-like analysis. And while we didn’t have to pivot to other machines (just pivoted users on the same host), the methodology of chaining exploits is akin to network pivoting. The CEH syllabus might not emphasize binary analysis, but a good hacker does whatever it takes. Knowing how to inspect a binary for clues (even without source code) turned a mystery program into an obvious vulnerability.</text:p>
        </text:list-item>
      </text:list>
      <text:p text:style-name="Text_20_body"><text:soft-page-break/>Throughout the engagement, we mapped out vulnerabilities to known categories: <text:span text:style-name="Strong_20_Emphasis">Info disclosure (credentials in HTML)</text:span>, <text:span text:style-name="Strong_20_Emphasis">Insecure sudo configuration</text:span> (running a script that can be hijacked), <text:span text:style-name="Strong_20_Emphasis">Improper input validation in SUID binary</text:span> (PATH injection), and <text:span text:style-name="Strong_20_Emphasis">Misconfigured capabilities</text:span>. These correspond to real CWE entries and ATT&amp;CK techniques as cited along the way.</text:p>
      <text:p text:style-name="Text_20_body">Finally, here’s a brief <text:span text:style-name="Strong_20_Emphasis">domain-to-activity mapping</text:span> for clarity:</text:p>
      <text:list xml:id="list7523834740305006938" text:style-name="L11">
        <text:list-item>
          <text:p text:style-name="P11"><text:span text:style-name="Strong_20_Emphasis">Footprinting/Reconnaissance:</text:span> Nmap sc (<text:a xlink:type="simple" xlink:href="https://www.hackingarticles.in/wonderland-tryhackme-walkthrough/#:~:text=Nmap%20was%20able%20to%20identify,so%20we%20enumerate%20HTTP%20Service" text:style-name="Internet_20_link" text:visited-style-name="Visited_20_Internet_20_Link">Wonderland TryHackMe Walkthrough - Hacking Articles</text:a>)open ports; Browsing and understanding the theme/clues on the website.</text:p>
        </text:list-item>
        <text:list-item>
          <text:p text:style-name="P11"><text:span text:style-name="Strong_20_Emphasis">Enumeration:</text:span> Directory brute (<text:a xlink:type="simple" xlink:href="https://www.codequoi.com/en/ctf-walkthrough-wonderland-tryhackme/#:~:text=There%20are%20several%20tools%20to,and%20subdomains%2C%20among%20other%20things" text:style-name="Internet_20_link" text:visited-style-name="Visited_20_Internet_20_Link">CTF Walkthrough: Wonderland on TryHackMe - codequoi</text:a>)obuster; Inspecting page so (<text:a xlink:type="simple" xlink:href="https://www.hackingarticles.in/wonderland-tryhackme-walkthrough/#:~:text=The%20process%20still%20don’t%20make,the%20display%20a%20none%20value" text:style-name="Internet_20_link" text:visited-style-name="Visited_20_Internet_20_Link">Wonderland TryHackMe Walkthrough - Hacking Articles</text:a>)den data; extracting credentials.</text:p>
        </text:list-item>
        <text:list-item>
          <text:p text:style-name="P11"><text:span text:style-name="Strong_20_Emphasis">System Hacking (Initial Access):</text:span> Logging in via SSH with found credentials (cre (<text:a xlink:type="simple" xlink:href="https://www.hackingarticles.in/wonderland-tryhackme-walkthrough/#:~:text=The%20username%20was%20alice%20and,py" text:style-name="Internet_20_link" text:visited-style-name="Visited_20_Internet_20_Link">Wonderland TryHackMe Walkthrough - Hacking Articles</text:a>) attack).</text:p>
        </text:list-item>
        <text:list-item>
          <text:p text:style-name="P11">**Post-Exploitation Enumeration (<text:a xlink:type="simple" xlink:href="https://www.hackingarticles.in/wonderland-tryhackme-walkthrough/#:~:text=for%20sudo%20permission,the%20python%20script%20is%20accurate" text:style-name="Internet_20_link" text:visited-style-name="Visited_20_Internet_20_Link">Wonderland TryHackMe Walkthrough - Hacking Articles</text:a>)sudo -l<text:span text:style-name="Source_20_Text">, checking files (</text:span>walrus_and_the_carpente (<text:a xlink:type="simple" xlink:href="https://www.hackingarticles.in/wonderland-tryhackme-walkthrough/#:~:text=This%20is%20a%20point%20where,permission%2C%20we%20run%20the%20script" text:style-name="Internet_20_link" text:visited-style-name="Visited_20_Internet_20_Link">Wonderland TryHackMe Walkthrough - Hacking Articles</text:a>)LinPEAS to find paths to escalate.</text:p>
        </text:list-item>
        <text:list-item>
          <text:p text:style-name="P11"><text:span text:style-name="Strong_20_Emphasis">Privilege Escalation:</text:span></text:p>
          <text:list>
            <text:list-item>
              <text:p text:style-name="P11">Alice -&gt; Rabbit via (<text:a xlink:type="simple" xlink:href="https://www.hackingarticles.in/wonderland-tryhackme-walkthrough/#:~:text=walrus_and_the_carpenter,said%20that%20we%20need%20a" text:style-name="Internet_20_link" text:visited-style-name="Visited_20_Internet_20_Link">Wonderland TryHackMe Walkthrough - Hacking Articles</text:a>)e hijack (Technique: S (<text:a xlink:type="simple" xlink:href="https://attack.mitre.org/techniques/T1574/007/#:~:text=Adversaries%20may%20execute%20their%20own,script%20or%20the%20command%20line" text:style-name="Internet_20_link" text:visited-style-name="Visited_20_Internet_20_Link">Hijack Execution Flow: Path Interception by PATH Environment Variable, Sub-technique T1574.007 - Enterprise | MITRE ATT&amp;CK®</text:a>)Hijacking).</text:p>
            </text:list-item>
            <text:list-item>
              <text:p text:style-name="P11">Rabbit -&gt; Hatter via PATH (<text:a xlink:type="simple" xlink:href="https://www.hackingarticles.in/wonderland-tryhackme-walkthrough/#:~:text=Since%20the%20only%20that%20the,shell%20as%20the%20hatter%20user" text:style-name="Internet_20_link" text:visited-style-name="Visited_20_Internet_20_Link">Wonderland TryHackMe Walkthrough - Hacking Articles</text:a>) binary (Techniq (<text:a xlink:type="simple" xlink:href="https://attack.mitre.org/techniques/T1574/007/#:~:text=Adversaries%20can%20place%20a%20malicious,sequentially%20through%20that%20PATH%20listing" text:style-name="Internet_20_link" text:visited-style-name="Visited_20_Internet_20_Link">Hijack Execution Flow: Path Interception by PATH Environment Variable, Sub-technique T1574.007 - Enterprise | MITRE ATT&amp;CK®</text:a>)erception).</text:p>
            </text:list-item>
            <text:list-item>
              <text:p text:style-name="P11">Hatter -&gt; Root via abusing (<text:a xlink:type="simple" xlink:href="https://www.hackingarticles.in/wonderland-tryhackme-walkthrough/#:~:text=After%20looking%20for%20some%20time%2C,be%20helpful%20to%20get%20root" text:style-name="Internet_20_link" text:visited-style-name="Visited_20_Internet_20_Link">Wonderland TryHackMe Walkthrough - Hacking Articles</text:a>)on perl (Technique: Abuse of elevated capability, s ([</text:p>
              <text:p text:style-name="P16"><text:span text:style-name="Source_20_Text"><text:s text:c="4"/>perl</text:span></text:p>
              <text:p text:style-name="P16"><text:span text:style-name="Source_20_Text"><text:s text:c="4"/></text:span></text:p>
              <text:p text:style-name="P16"><text:span text:style-name="Source_20_Text"><text:s text:c="4"/>|</text:span></text:p>
              <text:p text:style-name="P16"><text:span text:style-name="Source_20_Text"><text:s text:c="4"/></text:span></text:p>
              <text:p text:style-name="P16"><text:span text:style-name="Source_20_Text"><text:s text:c="4"/>GTFOBins</text:span></text:p>
              <text:p text:style-name="P21"><text:span text:style-name="Source_20_Text">](https://gtfobins.github.io/gtfobins/perl/#:~:text=If%20the%20binary%20has%20the,manipulating%20its%20own%20process%20UID))t as SUID).</text:span></text:p>
            </text:list-item>
          </text:list>
        </text:list-item>
        <text:list-item>
          <text:p text:style-name="P11"><text:span text:style-name="Strong_20_Emphasis">Covering Tracks (not explicitly done):</text:span> Would involve deleting created files (<text:span text:style-name="Source_20_Text">random.py</text:span>, fake <text:span text:style-name="Source_20_Text">date</text:span>) and clearing logs. CEH stresses not leaving traces.</text:p>
        </text:list-item>
        <text:list-item>
          <text:p text:style-name="P11"><text:span text:style-name="Strong_20_Emphasis">Maintaining Access (not needed here):</text:span> Could involve adding SSH keys for persistence or creating a SUID backdoor (<text:span text:style-name="Source_20_Text">cp /bin/bash /tmp/bash &amp;&amp; chmod +s /tmp/bash</text:span>) – but again, in a CTF you usually don’t maintain after capture. In real life, you might.</text:p>
        </text:list-item>
      </text:list>
      <text:p text:style-name="Text_20_body">And there we have it. ? From following a white rabbit to seizing root powers, we navigated a series of challenges that mirror real pentest scenarios. Each trick we used is something a professional attacker might have in their toolkit:</text:p>
      <text:list xml:id="list5198749024388031724" text:style-name="L12">
        <text:list-item>
          <text:p text:style-name="P12">Looking for low-hanging fruit (exposed creds) before resorting to exploits.</text:p>
        </text:list-item>
        <text:list-item>
          <text:p text:style-name="P12">Abusing trust relationships (sudo rules, SUID programs).</text:p>
        </text:list-item>
        <text:list-item>
          <text:p text:style-name="P12"><text:soft-page-break/>Creative thinking with what the system gives you (turning a random quote script into a shell spawner).</text:p>
        </text:list-item>
        <text:list-item>
          <text:p text:style-name="P12">Methodical enumeration at every stage.</text:p>
        </text:list-item>
      </text:list>
      <text:p text:style-name="Text_20_body"><text:span text:style-name="Strong_20_Emphasis">Alien37’s Parting Wisdom:</text:span> Stay curious and <text:span text:style-name="Strong_20_Emphasis">think outside the box</text:span> (or inside the box, in this case!). Many systems are broken not by 0-day exploits, but by chaining together small weaknesses – a password here, a misconfig there – into a full compromise. As you saw in Wonderland, hacking is often about <text:span text:style-name="Strong_20_Emphasis">understanding how things work</text:span> (and how they fail). And for the blue teamers: assume nothing is too trivial to secure. That stray “harmless” script or leftover file can be the key an attacker uses to own you. Keep your systems patched, principle of least privilege everywhere, monitor those logs, and don’t leave the keys lying around in Wonderland. Until next time, happy hacking and stay cosmic! ?￰ﾟﾑﾽ</text:p>
      <text:p text:style-name="Text_20_body"><text:span text:style-name="Strong_20_Emphasis">Flags Obtained:</text:span> User and Root – <text:span text:style-name="Emphasis">Task completed</text:span>. ✅</text:p>
      <text:p text:style-name="Text_20_body"><text:span text:style-name="Strong_20_Emphasis">References:</text:span></text:p>
      <text:list xml:id="list6840647194088444248" text:style-name="L13">
        <text:list-item>
          <text:p text:style-name="P13">TryHackMe Wonderland Write-ups – credentia (<text:a xlink:type="simple" xlink:href="https://www.hackingarticles.in/wonderland-tryhackme-walkthrough/#:~:text=The%20process%20still%20don’t%20make,the%20display%20a%20none%20value" text:style-name="Internet_20_link" text:visited-style-name="Visited_20_Internet_20_Link">Wonderland TryHackMe Walkthrough - Hacking Articles</text:a>) (<text:a xlink:type="simple" xlink:href="https://www.hackingarticles.in/wonderland-tryhackme-walkthrough/#:~:text=walrus_and_the_carpenter,said%20that%20we%20need%20a" text:style-name="Internet_20_link" text:visited-style-name="Visited_20_Internet_20_Link">Wonderland TryHackMe Walkthrough - Hacking Articles</text:a>) (<text:a xlink:type="simple" xlink:href="https://www.hackingarticles.in/wonderland-tryhackme-walkthrough/#:~:text=We%20checked%20the%20path%20of,the%20Alice%20user’s%20home%20directory" text:style-name="Internet_20_link" text:visited-style-name="Visited_20_Internet_20_Link">Wonderland TryHackMe Walkthrough - Hacking Articles</text:a>)L189-L197】</text:p>
        </text:list-item>
        <text:list-item>
          <text:p text:style-name="P13">MITRE ATT&amp;CK – Hijack Execution F (<text:a xlink:type="simple" xlink:href="https://attack.mitre.org/techniques/T1574/007/#:~:text=Adversaries%20may%20execute%20their%20own,script%20or%20the%20command%20line" text:style-name="Internet_20_link" text:visited-style-name="Visited_20_Internet_20_Link">Hijack Execution Flow: Path Interception by PATH Environment Variable, Sub-technique T1574.007 - Enterprise | MITRE ATT&amp;CK®</text:a>) (<text:a xlink:type="simple" xlink:href="https://attack.mitre.org/techniques/T1574/007/#:~:text=Adversaries%20can%20place%20a%20malicious,sequentially%20through%20that%20PATH%20listing" text:style-name="Internet_20_link" text:visited-style-name="Visited_20_Internet_20_Link">Hijack Execution Flow: Path Interception by PATH Environment Variable, Sub-technique T1574.007 - Enterprise | MITRE ATT&amp;CK®</text:a>)</text:p>
        </text:list-item>
        <text:list-item>
          <text:p text:style-name="P13">CWE-427: Uncontro (<text:a xlink:type="simple" xlink:href="https://thehacktivists.medium.com/uncontrolled-search-path-element-cwe-427-the-hacktivists-5aa6d71d0743#:~:text=This%20weakness%20occurs%20when%20an,control%20of%20the%20malicious%20user" text:style-name="Internet_20_link" text:visited-style-name="Visited_20_Internet_20_Link">Uncontrolled Search Path Element [CWE-427] — The Hacktivists | by The Hacktivists | Medium</text:a>)Path Element</text:p>
        </text:list-item>
        <text:list-item>
          <text:p text:style-name="P13">GTFOBins – P ([</text:p>
          <text:p text:style-name="P17"><text:span text:style-name="Source_20_Text"><text:s text:c="6"/>perl</text:span></text:p>
          <text:p text:style-name="P17"><text:span text:style-name="Source_20_Text"><text:s text:c="6"/></text:span></text:p>
          <text:p text:style-name="P17"><text:span text:style-name="Source_20_Text"><text:s text:c="6"/>|</text:span></text:p>
          <text:p text:style-name="P17"><text:span text:style-name="Source_20_Text"><text:s text:c="6"/></text:span></text:p>
          <text:p text:style-name="P17"><text:span text:style-name="Source_20_Text"><text:s text:c="6"/>GTFOBins</text:span></text:p>
          <text:p text:style-name="P22"><text:span text:style-name="Source_20_Text"><text:s text:c="2"/>](https://gtfobins.github.io/gtfobins/perl/#:~:text=If%20the%20binary%20has%20the,manipulating%20its%20own%20process%20UID))ties exploit (privilege escalation via `cap_setuid`).</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4-15T07:58:55.99</meta:creation-date>
    <meta:document-statistic meta:table-count="0" meta:image-count="0" meta:object-count="0" meta:page-count="17" meta:paragraph-count="246" meta:word-count="7619" meta:character-count="49262"/>
    <dc:date>2025-04-15T07:59:23.80</dc:date>
    <meta:editing-duration>PT29S</meta:editing-duration>
    <meta:editing-cycles>1</meta:editing-cycles>
    <meta:generator>OpenOffice/4.1.15$Win32 OpenOffice.org_project/4115m2$Build-9813</meta:generator>
  </office:meta>
</office:document-meta>
</file>